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]-[.E$2])^2" office:value-type="float" office:value="6.2001">
            <text:p>6.2001</text:p>
          </table:table-cell>
          <table:table-cell table:formula="of:=([.B1]-[.F$2])^2" office:value-type="float" office:value="6.165289">
            <text:p>6.165289</text:p>
          </table:table-cell>
          <table:table-cell office:value-type="string">
            <text:p>EW</text:p>
          </table:table-cell>
          <table:table-cell table:number-columns-repeated="2"/>
          <table:table-cell office:value-type="string">
            <text:p>Varianz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]-[.E$2])^2" office:value-type="float" office:value="12.1801">
            <text:p>12.1801</text:p>
          </table:table-cell>
          <table:table-cell table:formula="of:=([.B2]-[.F$2])^2" office:value-type="float" office:value="6.165289">
            <text:p>6.165289</text:p>
          </table:table-cell>
          <table:table-cell table:formula="of:=SUM([.A1:.A1000])/1000" office:value-type="float" office:value="14.49">
            <text:p>14.49</text:p>
          </table:table-cell>
          <table:table-cell table:formula="of:=SUM([.B1:.B1000])/1000" office:value-type="float" office:value="11.483">
            <text:p>11.483</text:p>
          </table:table-cell>
          <table:table-cell/>
          <table:table-cell table:formula="of:=SUM([.C1:.C1000])/999" office:value-type="float" office:value="63.2891891891891">
            <text:p>63.2891891892</text:p>
          </table:table-cell>
          <table:table-cell table:formula="of:=SUM([.D1:.D1000])/999" office:value-type="float" office:value="67.9696806806798">
            <text:p>67.96968068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3]-[.E$2])^2" office:value-type="float" office:value="20.3401">
            <text:p>20.3401</text:p>
          </table:table-cell>
          <table:table-cell table:formula="of:=([.B3]-[.F$2])^2" office:value-type="float" office:value="156.675289">
            <text:p>156.675289</text:p>
          </table:table-cell>
          <table:table-cell table:number-columns-repeated="3"/>
          <table:table-cell table:formula="of:=SQRT([.H2])" office:value-type="float" office:value="7.95545028198838">
            <text:p>7.955450282</text:p>
          </table:table-cell>
          <table:table-cell table:formula="of:=SQRT([.H2])" office:value-type="float" office:value="7.95545028198838">
            <text:p>7.9554502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]-[.E$2])^2" office:value-type="float" office:value="56.4001">
            <text:p>56.4001</text:p>
          </table:table-cell>
          <table:table-cell table:formula="of:=([.B4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]-[.E$2])^2" office:value-type="float" office:value="30.1401">
            <text:p>30.1401</text:p>
          </table:table-cell>
          <table:table-cell table:formula="of:=([.B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6]-[.E$2])^2" office:value-type="float" office:value="2.2801">
            <text:p>2.2801</text:p>
          </table:table-cell>
          <table:table-cell table:formula="of:=([.B6]-[.F$2])^2" office:value-type="float" office:value="272.811289">
            <text:p>272.811289</text:p>
          </table:table-cell>
          <table:table-cell table:number-columns-repeated="3"/>
          <table:table-cell table:formula="of:=MAX([.A1:.A1000])" office:value-type="float" office:value="91">
            <text:p>91</text:p>
          </table:table-cell>
          <table:table-cell table:formula="of:=MAX([.B1:.B1000])"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]-[.E$2])^2" office:value-type="float" office:value="2.2201">
            <text:p>2.2201</text:p>
          </table:table-cell>
          <table:table-cell table:formula="of:=([.B7]-[.F$2])^2" office:value-type="float" office:value="2.199289">
            <text:p>2.199289</text:p>
          </table:table-cell>
          <table:table-cell table:number-columns-repeated="3"/>
          <table:table-cell table:formula="of:=MIN([.A1:.A1000])" office:value-type="float" office:value="7">
            <text:p>7</text:p>
          </table:table-cell>
          <table:table-cell table:formula="of:=MIN([.B1:.B1000])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]-[.E$2])^2" office:value-type="float" office:value="30.3601">
            <text:p>30.3601</text:p>
          </table:table-cell>
          <table:table-cell table:formula="of:=([.B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]-[.E$2])^2" office:value-type="float" office:value="20.3401">
            <text:p>20.3401</text:p>
          </table:table-cell>
          <table:table-cell table:formula="of:=([.B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0]-[.E$2])^2" office:value-type="float" office:value="42.1201">
            <text:p>42.1201</text:p>
          </table:table-cell>
          <table:table-cell table:formula="of:=([.B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1]-[.E$2])^2" office:value-type="float" office:value="2.2201">
            <text:p>2.2201</text:p>
          </table:table-cell>
          <table:table-cell table:formula="of:=([.B1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12]-[.E$2])^2" office:value-type="float" office:value="2.2201">
            <text:p>2.2201</text:p>
          </table:table-cell>
          <table:table-cell table:formula="of:=([.B1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13]-[.E$2])^2" office:value-type="float" office:value="6.2001">
            <text:p>6.2001</text:p>
          </table:table-cell>
          <table:table-cell table:formula="of:=([.B1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14]-[.E$2])^2" office:value-type="float" office:value="56.1001">
            <text:p>56.1001</text:p>
          </table:table-cell>
          <table:table-cell table:formula="of:=([.B14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5]-[.E$2])^2" office:value-type="float" office:value="30.1401">
            <text:p>30.1401</text:p>
          </table:table-cell>
          <table:table-cell table:formula="of:=([.B1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6]-[.E$2])^2" office:value-type="float" office:value="6.3001">
            <text:p>6.3001</text:p>
          </table:table-cell>
          <table:table-cell table:formula="of:=([.B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17]-[.E$2])^2" office:value-type="float" office:value="0.2401">
            <text:p>0.2401</text:p>
          </table:table-cell>
          <table:table-cell table:formula="of:=([.B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8]-[.E$2])^2" office:value-type="float" office:value="12.1801">
            <text:p>12.1801</text:p>
          </table:table-cell>
          <table:table-cell table:formula="of:=([.B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19]-[.E$2])^2" office:value-type="float" office:value="20.1601">
            <text:p>20.1601</text:p>
          </table:table-cell>
          <table:table-cell table:formula="of:=([.B1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formula="of:=([.A20]-[.E$2])^2" office:value-type="float" office:value="132.4801">
            <text:p>132.4801</text:p>
          </table:table-cell>
          <table:table-cell table:formula="of:=([.B20]-[.F$2])^2" office:value-type="float" office:value="3662.307289">
            <text:p>3662.30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1]-[.E$2])^2" office:value-type="float" office:value="6.2001">
            <text:p>6.2001</text:p>
          </table:table-cell>
          <table:table-cell table:formula="of:=([.B2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f:=([.A22]-[.E$2])^2" office:value-type="float" office:value="1723.0801">
            <text:p>1723.0801</text:p>
          </table:table-cell>
          <table:table-cell table:formula="of:=([.B2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23]-[.E$2])^2" office:value-type="float" office:value="2.2201">
            <text:p>2.2201</text:p>
          </table:table-cell>
          <table:table-cell table:formula="of:=([.B23]-[.F$2])^2" office:value-type="float" office:value="813.219289">
            <text:p>813.21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4]-[.E$2])^2" office:value-type="float" office:value="42.1201">
            <text:p>42.1201</text:p>
          </table:table-cell>
          <table:table-cell table:formula="of:=([.B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5]-[.E$2])^2" office:value-type="float" office:value="42.1201">
            <text:p>42.1201</text:p>
          </table:table-cell>
          <table:table-cell table:formula="of:=([.B2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6]-[.E$2])^2" office:value-type="float" office:value="6.2001">
            <text:p>6.2001</text:p>
          </table:table-cell>
          <table:table-cell table:formula="of:=([.B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E$2])^2" office:value-type="float" office:value="0.2601">
            <text:p>0.2601</text:p>
          </table:table-cell>
          <table:table-cell table:formula="of:=([.B27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28]-[.E$2])^2" office:value-type="float" office:value="56.1001">
            <text:p>56.1001</text:p>
          </table:table-cell>
          <table:table-cell table:formula="of:=([.B2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9]-[.E$2])^2" office:value-type="float" office:value="0.2601">
            <text:p>0.2601</text:p>
          </table:table-cell>
          <table:table-cell table:formula="of:=([.B2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30]-[.E$2])^2" office:value-type="float" office:value="56.1001">
            <text:p>56.1001</text:p>
          </table:table-cell>
          <table:table-cell table:formula="of:=([.B3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1]-[.E$2])^2" office:value-type="float" office:value="72.4201">
            <text:p>72.4201</text:p>
          </table:table-cell>
          <table:table-cell table:formula="of:=([.B3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2]-[.E$2])^2" office:value-type="float" office:value="30.3601">
            <text:p>30.3601</text:p>
          </table:table-cell>
          <table:table-cell table:formula="of:=([.B32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33]-[.E$2])^2" office:value-type="float" office:value="30.1401">
            <text:p>30.1401</text:p>
          </table:table-cell>
          <table:table-cell table:formula="of:=([.B3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4]-[.E$2])^2" office:value-type="float" office:value="6.2001">
            <text:p>6.2001</text:p>
          </table:table-cell>
          <table:table-cell table:formula="of:=([.B3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5]-[.E$2])^2" office:value-type="float" office:value="2.2201">
            <text:p>2.2201</text:p>
          </table:table-cell>
          <table:table-cell table:formula="of:=([.B3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6]-[.E$2])^2" office:value-type="float" office:value="30.1401">
            <text:p>30.1401</text:p>
          </table:table-cell>
          <table:table-cell table:formula="of:=([.B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7]-[.E$2])^2" office:value-type="float" office:value="12.3201">
            <text:p>12.3201</text:p>
          </table:table-cell>
          <table:table-cell table:formula="of:=([.B3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8]-[.E$2])^2" office:value-type="float" office:value="6.2001">
            <text:p>6.2001</text:p>
          </table:table-cell>
          <table:table-cell table:formula="of:=([.B3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39]-[.E$2])^2" office:value-type="float" office:value="110.4601">
            <text:p>110.4601</text:p>
          </table:table-cell>
          <table:table-cell table:formula="of:=([.B39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0]-[.E$2])^2" office:value-type="float" office:value="2.2801">
            <text:p>2.2801</text:p>
          </table:table-cell>
          <table:table-cell table:formula="of:=([.B4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1]-[.E$2])^2" office:value-type="float" office:value="30.1401">
            <text:p>30.1401</text:p>
          </table:table-cell>
          <table:table-cell table:formula="of:=([.B4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2]-[.E$2])^2" office:value-type="float" office:value="12.1801">
            <text:p>12.1801</text:p>
          </table:table-cell>
          <table:table-cell table:formula="of:=([.B4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3]-[.E$2])^2" office:value-type="float" office:value="42.1201">
            <text:p>42.1201</text:p>
          </table:table-cell>
          <table:table-cell table:formula="of:=([.B4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4]-[.E$2])^2" office:value-type="float" office:value="6.2001">
            <text:p>6.2001</text:p>
          </table:table-cell>
          <table:table-cell table:formula="of:=([.B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5]-[.E$2])^2" office:value-type="float" office:value="12.1801">
            <text:p>12.1801</text:p>
          </table:table-cell>
          <table:table-cell table:formula="of:=([.B4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46]-[.E$2])^2" office:value-type="float" office:value="0.2401">
            <text:p>0.2401</text:p>
          </table:table-cell>
          <table:table-cell table:formula="of:=([.B46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]-[.E$2])^2" office:value-type="float" office:value="30.3601">
            <text:p>30.3601</text:p>
          </table:table-cell>
          <table:table-cell table:formula="of:=([.B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48]-[.E$2])^2" office:value-type="float" office:value="30.1401">
            <text:p>30.1401</text:p>
          </table:table-cell>
          <table:table-cell table:formula="of:=([.B4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([.A49]-[.E$2])^2" office:value-type="float" office:value="56.1001">
            <text:p>56.1001</text:p>
          </table:table-cell>
          <table:table-cell table:formula="of:=([.B4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50]-[.E$2])^2" office:value-type="float" office:value="0.2401">
            <text:p>0.2401</text:p>
          </table:table-cell>
          <table:table-cell table:formula="of:=([.B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1]-[.E$2])^2" office:value-type="float" office:value="12.1801">
            <text:p>12.1801</text:p>
          </table:table-cell>
          <table:table-cell table:formula="of:=([.B5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2]-[.E$2])^2" office:value-type="float" office:value="6.2001">
            <text:p>6.2001</text:p>
          </table:table-cell>
          <table:table-cell table:formula="of:=([.B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3]-[.E$2])^2" office:value-type="float" office:value="6.2001">
            <text:p>6.2001</text:p>
          </table:table-cell>
          <table:table-cell table:formula="of:=([.B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4]-[.E$2])^2" office:value-type="float" office:value="12.1801">
            <text:p>12.1801</text:p>
          </table:table-cell>
          <table:table-cell table:formula="of:=([.B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55]-[.E$2])^2" office:value-type="float" office:value="30.1401">
            <text:p>30.1401</text:p>
          </table:table-cell>
          <table:table-cell table:formula="of:=([.B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6]-[.E$2])^2" office:value-type="float" office:value="12.1801">
            <text:p>12.1801</text:p>
          </table:table-cell>
          <table:table-cell table:formula="of:=([.B5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7]-[.E$2])^2" office:value-type="float" office:value="12.1801">
            <text:p>12.1801</text:p>
          </table:table-cell>
          <table:table-cell table:formula="of:=([.B5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8]-[.E$2])^2" office:value-type="float" office:value="42.1201">
            <text:p>42.1201</text:p>
          </table:table-cell>
          <table:table-cell table:formula="of:=([.B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9]-[.E$2])^2" office:value-type="float" office:value="20.1601">
            <text:p>20.1601</text:p>
          </table:table-cell>
          <table:table-cell table:formula="of:=([.B5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0]-[.E$2])^2" office:value-type="float" office:value="20.3401">
            <text:p>20.3401</text:p>
          </table:table-cell>
          <table:table-cell table:formula="of:=([.B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1]-[.E$2])^2" office:value-type="float" office:value="72.4201">
            <text:p>72.4201</text:p>
          </table:table-cell>
          <table:table-cell table:formula="of:=([.B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62]-[.E$2])^2" office:value-type="float" office:value="42.1201">
            <text:p>42.1201</text:p>
          </table:table-cell>
          <table:table-cell table:formula="of:=([.B62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63]-[.E$2])^2" office:value-type="float" office:value="56.1001">
            <text:p>56.1001</text:p>
          </table:table-cell>
          <table:table-cell table:formula="of:=([.B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([.A64]-[.E$2])^2" office:value-type="float" office:value="600.7401">
            <text:p>600.7401</text:p>
          </table:table-cell>
          <table:table-cell table:formula="of:=([.B6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5]-[.E$2])^2" office:value-type="float" office:value="42.1201">
            <text:p>42.1201</text:p>
          </table:table-cell>
          <table:table-cell table:formula="of:=([.B6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6]-[.E$2])^2" office:value-type="float" office:value="2.2201">
            <text:p>2.2201</text:p>
          </table:table-cell>
          <table:table-cell table:formula="of:=([.B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67]-[.E$2])^2" office:value-type="float" office:value="0.2401">
            <text:p>0.2401</text:p>
          </table:table-cell>
          <table:table-cell table:formula="of:=([.B67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8]-[.E$2])^2" office:value-type="float" office:value="20.1601">
            <text:p>20.1601</text:p>
          </table:table-cell>
          <table:table-cell table:formula="of:=([.B6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9]-[.E$2])^2" office:value-type="float" office:value="6.2001">
            <text:p>6.2001</text:p>
          </table:table-cell>
          <table:table-cell table:formula="of:=([.B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formula="of:=([.A70]-[.E$2])^2" office:value-type="float" office:value="30.3601">
            <text:p>30.3601</text:p>
          </table:table-cell>
          <table:table-cell table:formula="of:=([.B70]-[.F$2])^2" office:value-type="float" office:value="2163.831289">
            <text:p>2163.8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71]-[.E$2])^2" office:value-type="float" office:value="42.1201">
            <text:p>42.1201</text:p>
          </table:table-cell>
          <table:table-cell table:formula="of:=([.B7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2]-[.E$2])^2" office:value-type="float" office:value="0.2401">
            <text:p>0.2401</text:p>
          </table:table-cell>
          <table:table-cell table:formula="of:=([.B7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73]-[.E$2])^2" office:value-type="float" office:value="240.5601">
            <text:p>240.5601</text:p>
          </table:table-cell>
          <table:table-cell table:formula="of:=([.B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74]-[.E$2])^2" office:value-type="float" office:value="6.2001">
            <text:p>6.2001</text:p>
          </table:table-cell>
          <table:table-cell table:formula="of:=([.B7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]-[.E$2])^2" office:value-type="float" office:value="12.1801">
            <text:p>12.1801</text:p>
          </table:table-cell>
          <table:table-cell table:formula="of:=([.B7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6]-[.E$2])^2" office:value-type="float" office:value="12.1801">
            <text:p>12.1801</text:p>
          </table:table-cell>
          <table:table-cell table:formula="of:=([.B7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77]-[.E$2])^2" office:value-type="float" office:value="56.1001">
            <text:p>56.1001</text:p>
          </table:table-cell>
          <table:table-cell table:formula="of:=([.B7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78]-[.E$2])^2" office:value-type="float" office:value="42.1201">
            <text:p>42.1201</text:p>
          </table:table-cell>
          <table:table-cell table:formula="of:=([.B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79]-[.E$2])^2" office:value-type="float" office:value="2.2801">
            <text:p>2.2801</text:p>
          </table:table-cell>
          <table:table-cell table:formula="of:=([.B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0]-[.E$2])^2" office:value-type="float" office:value="20.1601">
            <text:p>20.1601</text:p>
          </table:table-cell>
          <table:table-cell table:formula="of:=([.B8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81]-[.E$2])^2" office:value-type="float" office:value="2.2801">
            <text:p>2.2801</text:p>
          </table:table-cell>
          <table:table-cell table:formula="of:=([.B8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2]-[.E$2])^2" office:value-type="float" office:value="20.1601">
            <text:p>20.1601</text:p>
          </table:table-cell>
          <table:table-cell table:formula="of:=([.B8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]-[.E$2])^2" office:value-type="float" office:value="2.2201">
            <text:p>2.2201</text:p>
          </table:table-cell>
          <table:table-cell table:formula="of:=([.B8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([.A84]-[.E$2])^2" office:value-type="float" office:value="0.2401">
            <text:p>0.2401</text:p>
          </table:table-cell>
          <table:table-cell table:formula="of:=([.B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5]-[.E$2])^2" office:value-type="float" office:value="6.2001">
            <text:p>6.2001</text:p>
          </table:table-cell>
          <table:table-cell table:formula="of:=([.B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6]-[.E$2])^2" office:value-type="float" office:value="0.2601">
            <text:p>0.2601</text:p>
          </table:table-cell>
          <table:table-cell table:formula="of:=([.B8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]-[.E$2])^2" office:value-type="float" office:value="6.3001">
            <text:p>6.3001</text:p>
          </table:table-cell>
          <table:table-cell table:formula="of:=([.B8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8]-[.E$2])^2" office:value-type="float" office:value="20.3401">
            <text:p>20.3401</text:p>
          </table:table-cell>
          <table:table-cell table:formula="of:=([.B8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9]-[.E$2])^2" office:value-type="float" office:value="6.2001">
            <text:p>6.2001</text:p>
          </table:table-cell>
          <table:table-cell table:formula="of:=([.B8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0]-[.E$2])^2" office:value-type="float" office:value="12.1801">
            <text:p>12.1801</text:p>
          </table:table-cell>
          <table:table-cell table:formula="of:=([.B9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1]-[.E$2])^2" office:value-type="float" office:value="12.1801">
            <text:p>12.1801</text:p>
          </table:table-cell>
          <table:table-cell table:formula="of:=([.B9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A92]-[.E$2])^2" office:value-type="float" office:value="42.1201">
            <text:p>42.1201</text:p>
          </table:table-cell>
          <table:table-cell table:formula="of:=([.B9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93]-[.E$2])^2" office:value-type="float" office:value="6.3001">
            <text:p>6.3001</text:p>
          </table:table-cell>
          <table:table-cell table:formula="of:=([.B93]-[.F$2])^2" office:value-type="float" office:value="4424.511289">
            <text:p>4424.511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4]-[.E$2])^2" office:value-type="float" office:value="20.3401">
            <text:p>20.3401</text:p>
          </table:table-cell>
          <table:table-cell table:formula="of:=([.B94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5]-[.E$2])^2" office:value-type="float" office:value="72.4201">
            <text:p>72.4201</text:p>
          </table:table-cell>
          <table:table-cell table:formula="of:=([.B95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6]-[.E$2])^2" office:value-type="float" office:value="2.2201">
            <text:p>2.2201</text:p>
          </table:table-cell>
          <table:table-cell table:formula="of:=([.B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97]-[.E$2])^2" office:value-type="float" office:value="110.4601">
            <text:p>110.4601</text:p>
          </table:table-cell>
          <table:table-cell table:formula="of:=([.B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98]-[.E$2])^2" office:value-type="float" office:value="42.1201">
            <text:p>42.1201</text:p>
          </table:table-cell>
          <table:table-cell table:formula="of:=([.B9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9]-[.E$2])^2" office:value-type="float" office:value="2.2201">
            <text:p>2.2201</text:p>
          </table:table-cell>
          <table:table-cell table:formula="of:=([.B9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0]-[.E$2])^2" office:value-type="float" office:value="6.2001">
            <text:p>6.2001</text:p>
          </table:table-cell>
          <table:table-cell table:formula="of:=([.B1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01]-[.E$2])^2" office:value-type="float" office:value="12.3201">
            <text:p>12.3201</text:p>
          </table:table-cell>
          <table:table-cell table:formula="of:=([.B10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102]-[.E$2])^2" office:value-type="float" office:value="12.1801">
            <text:p>12.1801</text:p>
          </table:table-cell>
          <table:table-cell table:formula="of:=([.B102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3]-[.E$2])^2" office:value-type="float" office:value="6.2001">
            <text:p>6.2001</text:p>
          </table:table-cell>
          <table:table-cell table:formula="of:=([.B1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A104]-[.E$2])^2" office:value-type="float" office:value="30.1401">
            <text:p>30.1401</text:p>
          </table:table-cell>
          <table:table-cell table:formula="of:=([.B10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05]-[.E$2])^2" office:value-type="float" office:value="2.2201">
            <text:p>2.2201</text:p>
          </table:table-cell>
          <table:table-cell table:formula="of:=([.B10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6]-[.E$2])^2" office:value-type="float" office:value="6.2001">
            <text:p>6.2001</text:p>
          </table:table-cell>
          <table:table-cell table:formula="of:=([.B1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07]-[.E$2])^2" office:value-type="float" office:value="42.1201">
            <text:p>42.1201</text:p>
          </table:table-cell>
          <table:table-cell table:formula="of:=([.B10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8]-[.E$2])^2" office:value-type="float" office:value="6.2001">
            <text:p>6.2001</text:p>
          </table:table-cell>
          <table:table-cell table:formula="of:=([.B1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109]-[.E$2])^2" office:value-type="float" office:value="2.2201">
            <text:p>2.2201</text:p>
          </table:table-cell>
          <table:table-cell table:formula="of:=([.B109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110]-[.E$2])^2" office:value-type="float" office:value="0.2601">
            <text:p>0.2601</text:p>
          </table:table-cell>
          <table:table-cell table:formula="of:=([.B110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([.A111]-[.E$2])^2" office:value-type="float" office:value="506.7001">
            <text:p>506.7001</text:p>
          </table:table-cell>
          <table:table-cell table:formula="of:=([.B111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12]-[.E$2])^2" office:value-type="float" office:value="12.1801">
            <text:p>12.1801</text:p>
          </table:table-cell>
          <table:table-cell table:formula="of:=([.B112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13]-[.E$2])^2" office:value-type="float" office:value="6.2001">
            <text:p>6.2001</text:p>
          </table:table-cell>
          <table:table-cell table:formula="of:=([.B11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14]-[.E$2])^2" office:value-type="float" office:value="2.2201">
            <text:p>2.2201</text:p>
          </table:table-cell>
          <table:table-cell table:formula="of:=([.B1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115]-[.E$2])^2" office:value-type="float" office:value="2.2201">
            <text:p>2.2201</text:p>
          </table:table-cell>
          <table:table-cell table:formula="of:=([.B11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116]-[.E$2])^2" office:value-type="float" office:value="0.2601">
            <text:p>0.2601</text:p>
          </table:table-cell>
          <table:table-cell table:formula="of:=([.B11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117]-[.E$2])^2" office:value-type="float" office:value="110.4601">
            <text:p>110.4601</text:p>
          </table:table-cell>
          <table:table-cell table:formula="of:=([.B11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18]-[.E$2])^2" office:value-type="float" office:value="6.2001">
            <text:p>6.2001</text:p>
          </table:table-cell>
          <table:table-cell table:formula="of:=([.B11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19]-[.E$2])^2" office:value-type="float" office:value="2.2201">
            <text:p>2.2201</text:p>
          </table:table-cell>
          <table:table-cell table:formula="of:=([.B1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20]-[.E$2])^2" office:value-type="float" office:value="2.2201">
            <text:p>2.2201</text:p>
          </table:table-cell>
          <table:table-cell table:formula="of:=([.B12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121]-[.E$2])^2" office:value-type="float" office:value="2.2801">
            <text:p>2.2801</text:p>
          </table:table-cell>
          <table:table-cell table:formula="of:=([.B121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22]-[.E$2])^2" office:value-type="float" office:value="12.3201">
            <text:p>12.3201</text:p>
          </table:table-cell>
          <table:table-cell table:formula="of:=([.B12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23]-[.E$2])^2" office:value-type="float" office:value="2.2201">
            <text:p>2.2201</text:p>
          </table:table-cell>
          <table:table-cell table:formula="of:=([.B1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4]-[.E$2])^2" office:value-type="float" office:value="2.2201">
            <text:p>2.2201</text:p>
          </table:table-cell>
          <table:table-cell table:formula="of:=([.B12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25]-[.E$2])^2" office:value-type="float" office:value="6.2001">
            <text:p>6.2001</text:p>
          </table:table-cell>
          <table:table-cell table:formula="of:=([.B1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126]-[.E$2])^2" office:value-type="float" office:value="2.2201">
            <text:p>2.2201</text:p>
          </table:table-cell>
          <table:table-cell table:formula="of:=([.B1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27]-[.E$2])^2" office:value-type="float" office:value="42.1201">
            <text:p>42.1201</text:p>
          </table:table-cell>
          <table:table-cell table:formula="of:=([.B12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128]-[.E$2])^2" office:value-type="float" office:value="20.1601">
            <text:p>20.1601</text:p>
          </table:table-cell>
          <table:table-cell table:formula="of:=([.B12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29]-[.E$2])^2" office:value-type="float" office:value="6.2001">
            <text:p>6.2001</text:p>
          </table:table-cell>
          <table:table-cell table:formula="of:=([.B12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130]-[.E$2])^2" office:value-type="float" office:value="306.6001">
            <text:p>306.6001</text:p>
          </table:table-cell>
          <table:table-cell table:formula="of:=([.B13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([.A131]-[.E$2])^2" office:value-type="float" office:value="6.3001">
            <text:p>6.3001</text:p>
          </table:table-cell>
          <table:table-cell table:formula="of:=([.B13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32]-[.E$2])^2" office:value-type="float" office:value="42.1201">
            <text:p>42.1201</text:p>
          </table:table-cell>
          <table:table-cell table:formula="of:=([.B13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33]-[.E$2])^2" office:value-type="float" office:value="6.2001">
            <text:p>6.2001</text:p>
          </table:table-cell>
          <table:table-cell table:formula="of:=([.B1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34]-[.E$2])^2" office:value-type="float" office:value="42.3801">
            <text:p>42.3801</text:p>
          </table:table-cell>
          <table:table-cell table:formula="of:=([.B13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35]-[.E$2])^2" office:value-type="float" office:value="42.3801">
            <text:p>42.3801</text:p>
          </table:table-cell>
          <table:table-cell table:formula="of:=([.B13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36]-[.E$2])^2" office:value-type="float" office:value="56.4001">
            <text:p>56.4001</text:p>
          </table:table-cell>
          <table:table-cell table:formula="of:=([.B136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137]-[.E$2])^2" office:value-type="float" office:value="20.1601">
            <text:p>20.1601</text:p>
          </table:table-cell>
          <table:table-cell table:formula="of:=([.B13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38]-[.E$2])^2" office:value-type="float" office:value="2.2201">
            <text:p>2.2201</text:p>
          </table:table-cell>
          <table:table-cell table:formula="of:=([.B1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9]-[.E$2])^2" office:value-type="float" office:value="0.2401">
            <text:p>0.2401</text:p>
          </table:table-cell>
          <table:table-cell table:formula="of:=([.B1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40]-[.E$2])^2" office:value-type="float" office:value="30.1401">
            <text:p>30.1401</text:p>
          </table:table-cell>
          <table:table-cell table:formula="of:=([.B14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([.A141]-[.E$2])^2" office:value-type="float" office:value="182.5201">
            <text:p>182.5201</text:p>
          </table:table-cell>
          <table:table-cell table:formula="of:=([.B141]-[.F$2])^2" office:value-type="float" office:value="306.845289">
            <text:p>306.84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142]-[.E$2])^2" office:value-type="float" office:value="0.2401">
            <text:p>0.2401</text:p>
          </table:table-cell>
          <table:table-cell table:formula="of:=([.B14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43]-[.E$2])^2" office:value-type="float" office:value="6.2001">
            <text:p>6.2001</text:p>
          </table:table-cell>
          <table:table-cell table:formula="of:=([.B1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144]-[.E$2])^2" office:value-type="float" office:value="20.1601">
            <text:p>20.1601</text:p>
          </table:table-cell>
          <table:table-cell table:formula="of:=([.B14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45]-[.E$2])^2" office:value-type="float" office:value="42.3801">
            <text:p>42.3801</text:p>
          </table:table-cell>
          <table:table-cell table:formula="of:=([.B14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146]-[.E$2])^2" office:value-type="float" office:value="0.2401">
            <text:p>0.2401</text:p>
          </table:table-cell>
          <table:table-cell table:formula="of:=([.B146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47]-[.E$2])^2" office:value-type="float" office:value="6.2001">
            <text:p>6.2001</text:p>
          </table:table-cell>
          <table:table-cell table:formula="of:=([.B1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48]-[.E$2])^2" office:value-type="float" office:value="6.2001">
            <text:p>6.2001</text:p>
          </table:table-cell>
          <table:table-cell table:formula="of:=([.B1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49]-[.E$2])^2" office:value-type="float" office:value="30.1401">
            <text:p>30.1401</text:p>
          </table:table-cell>
          <table:table-cell table:formula="of:=([.B1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150]-[.E$2])^2" office:value-type="float" office:value="0.2601">
            <text:p>0.2601</text:p>
          </table:table-cell>
          <table:table-cell table:formula="of:=([.B1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151]-[.E$2])^2" office:value-type="float" office:value="0.2401">
            <text:p>0.2401</text:p>
          </table:table-cell>
          <table:table-cell table:formula="of:=([.B151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2]-[.E$2])^2" office:value-type="float" office:value="6.2001">
            <text:p>6.2001</text:p>
          </table:table-cell>
          <table:table-cell table:formula="of:=([.B1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3]-[.E$2])^2" office:value-type="float" office:value="6.2001">
            <text:p>6.2001</text:p>
          </table:table-cell>
          <table:table-cell table:formula="of:=([.B1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formula="of:=([.A154]-[.E$2])^2" office:value-type="float" office:value="42.1201">
            <text:p>42.1201</text:p>
          </table:table-cell>
          <table:table-cell table:formula="of:=([.B15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55]-[.E$2])^2" office:value-type="float" office:value="12.1801">
            <text:p>12.1801</text:p>
          </table:table-cell>
          <table:table-cell table:formula="of:=([.B15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formula="of:=([.A156]-[.E$2])^2" office:value-type="float" office:value="20.3401">
            <text:p>20.3401</text:p>
          </table:table-cell>
          <table:table-cell table:formula="of:=([.B156]-[.F$2])^2" office:value-type="float" office:value="553.049289">
            <text:p>553.04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57]-[.E$2])^2" office:value-type="float" office:value="6.2001">
            <text:p>6.2001</text:p>
          </table:table-cell>
          <table:table-cell table:formula="of:=([.B15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158]-[.E$2])^2" office:value-type="float" office:value="0.2601">
            <text:p>0.2601</text:p>
          </table:table-cell>
          <table:table-cell table:formula="of:=([.B1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59]-[.E$2])^2" office:value-type="float" office:value="0.2601">
            <text:p>0.2601</text:p>
          </table:table-cell>
          <table:table-cell table:formula="of:=([.B159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60]-[.E$2])^2" office:value-type="float" office:value="6.2001">
            <text:p>6.2001</text:p>
          </table:table-cell>
          <table:table-cell table:formula="of:=([.B1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61]-[.E$2])^2" office:value-type="float" office:value="6.2001">
            <text:p>6.2001</text:p>
          </table:table-cell>
          <table:table-cell table:formula="of:=([.B1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162]-[.E$2])^2" office:value-type="float" office:value="56.1001">
            <text:p>56.1001</text:p>
          </table:table-cell>
          <table:table-cell table:formula="of:=([.B16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163]-[.E$2])^2" office:value-type="float" office:value="0.2401">
            <text:p>0.2401</text:p>
          </table:table-cell>
          <table:table-cell table:formula="of:=([.B1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64]-[.E$2])^2" office:value-type="float" office:value="6.2001">
            <text:p>6.2001</text:p>
          </table:table-cell>
          <table:table-cell table:formula="of:=([.B16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165]-[.E$2])^2" office:value-type="float" office:value="30.3601">
            <text:p>30.3601</text:p>
          </table:table-cell>
          <table:table-cell table:formula="of:=([.B16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166]-[.E$2])^2" office:value-type="float" office:value="12.1801">
            <text:p>12.1801</text:p>
          </table:table-cell>
          <table:table-cell table:formula="of:=([.B1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67]-[.E$2])^2" office:value-type="float" office:value="42.1201">
            <text:p>42.1201</text:p>
          </table:table-cell>
          <table:table-cell table:formula="of:=([.B1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68]-[.E$2])^2" office:value-type="float" office:value="6.2001">
            <text:p>6.2001</text:p>
          </table:table-cell>
          <table:table-cell table:formula="of:=([.B16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([.A169]-[.E$2])^2" office:value-type="float" office:value="12.3201">
            <text:p>12.3201</text:p>
          </table:table-cell>
          <table:table-cell table:formula="of:=([.B16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170]-[.E$2])^2" office:value-type="float" office:value="6.2001">
            <text:p>6.2001</text:p>
          </table:table-cell>
          <table:table-cell table:formula="of:=([.B1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71]-[.E$2])^2" office:value-type="float" office:value="12.1801">
            <text:p>12.1801</text:p>
          </table:table-cell>
          <table:table-cell table:formula="of:=([.B17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72]-[.E$2])^2" office:value-type="float" office:value="6.2001">
            <text:p>6.2001</text:p>
          </table:table-cell>
          <table:table-cell table:formula="of:=([.B17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73]-[.E$2])^2" office:value-type="float" office:value="42.1201">
            <text:p>42.1201</text:p>
          </table:table-cell>
          <table:table-cell table:formula="of:=([.B17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74]-[.E$2])^2" office:value-type="float" office:value="0.2401">
            <text:p>0.2401</text:p>
          </table:table-cell>
          <table:table-cell table:formula="of:=([.B17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75]-[.E$2])^2" office:value-type="float" office:value="0.2401">
            <text:p>0.2401</text:p>
          </table:table-cell>
          <table:table-cell table:formula="of:=([.B17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176]-[.E$2])^2" office:value-type="float" office:value="20.1601">
            <text:p>20.1601</text:p>
          </table:table-cell>
          <table:table-cell table:formula="of:=([.B17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table:formula="of:=([.A177]-[.E$2])^2" office:value-type="float" office:value="6.3001">
            <text:p>6.3001</text:p>
          </table:table-cell>
          <table:table-cell table:formula="of:=([.B177]-[.F$2])^2" office:value-type="float" office:value="5552.783289">
            <text:p>5552.78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8]-[.E$2])^2" office:value-type="float" office:value="2.2201">
            <text:p>2.2201</text:p>
          </table:table-cell>
          <table:table-cell table:formula="of:=([.B17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79]-[.E$2])^2" office:value-type="float" office:value="42.1201">
            <text:p>42.1201</text:p>
          </table:table-cell>
          <table:table-cell table:formula="of:=([.B17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80]-[.E$2])^2" office:value-type="float" office:value="6.2001">
            <text:p>6.2001</text:p>
          </table:table-cell>
          <table:table-cell table:formula="of:=([.B18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181]-[.E$2])^2" office:value-type="float" office:value="30.1401">
            <text:p>30.1401</text:p>
          </table:table-cell>
          <table:table-cell table:formula="of:=([.B18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([.A182]-[.E$2])^2" office:value-type="float" office:value="182.5201">
            <text:p>182.5201</text:p>
          </table:table-cell>
          <table:table-cell table:formula="of:=([.B182]-[.F$2])^2" office:value-type="float" office:value="757.185289">
            <text:p>757.185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183]-[.E$2])^2" office:value-type="float" office:value="12.3201">
            <text:p>12.3201</text:p>
          </table:table-cell>
          <table:table-cell table:formula="of:=([.B1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184]-[.E$2])^2" office:value-type="float" office:value="30.1401">
            <text:p>30.1401</text:p>
          </table:table-cell>
          <table:table-cell table:formula="of:=([.B184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85]-[.E$2])^2" office:value-type="float" office:value="42.1201">
            <text:p>42.1201</text:p>
          </table:table-cell>
          <table:table-cell table:formula="of:=([.B18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86]-[.E$2])^2" office:value-type="float" office:value="6.2001">
            <text:p>6.2001</text:p>
          </table:table-cell>
          <table:table-cell table:formula="of:=([.B1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187]-[.E$2])^2" office:value-type="float" office:value="42.3801">
            <text:p>42.3801</text:p>
          </table:table-cell>
          <table:table-cell table:formula="of:=([.B1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88]-[.E$2])^2" office:value-type="float" office:value="0.2601">
            <text:p>0.2601</text:p>
          </table:table-cell>
          <table:table-cell table:formula="of:=([.B188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89]-[.E$2])^2" office:value-type="float" office:value="2.2201">
            <text:p>2.2201</text:p>
          </table:table-cell>
          <table:table-cell table:formula="of:=([.B18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190]-[.E$2])^2" office:value-type="float" office:value="6.2001">
            <text:p>6.2001</text:p>
          </table:table-cell>
          <table:table-cell table:formula="of:=([.B19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([.A191]-[.E$2])^2" office:value-type="float" office:value="182.5201">
            <text:p>182.5201</text:p>
          </table:table-cell>
          <table:table-cell table:formula="of:=([.B19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2]-[.E$2])^2" office:value-type="float" office:value="2.2201">
            <text:p>2.2201</text:p>
          </table:table-cell>
          <table:table-cell table:formula="of:=([.B19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93]-[.E$2])^2" office:value-type="float" office:value="6.2001">
            <text:p>6.2001</text:p>
          </table:table-cell>
          <table:table-cell table:formula="of:=([.B19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94]-[.E$2])^2" office:value-type="float" office:value="2.2801">
            <text:p>2.2801</text:p>
          </table:table-cell>
          <table:table-cell table:formula="of:=([.B19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95]-[.E$2])^2" office:value-type="float" office:value="2.2201">
            <text:p>2.2201</text:p>
          </table:table-cell>
          <table:table-cell table:formula="of:=([.B19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96]-[.E$2])^2" office:value-type="float" office:value="0.2601">
            <text:p>0.2601</text:p>
          </table:table-cell>
          <table:table-cell table:formula="of:=([.B19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table:formula="of:=([.A197]-[.E$2])^2" office:value-type="float" office:value="2353.2201">
            <text:p>2353.2201</text:p>
          </table:table-cell>
          <table:table-cell table:formula="of:=([.B197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98]-[.E$2])^2" office:value-type="float" office:value="6.2001">
            <text:p>6.2001</text:p>
          </table:table-cell>
          <table:table-cell table:formula="of:=([.B19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formula="of:=([.A199]-[.E$2])^2" office:value-type="float" office:value="3081.3601">
            <text:p>3081.3601</text:p>
          </table:table-cell>
          <table:table-cell table:formula="of:=([.B19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00]-[.E$2])^2" office:value-type="float" office:value="12.1801">
            <text:p>12.1801</text:p>
          </table:table-cell>
          <table:table-cell table:formula="of:=([.B20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01]-[.E$2])^2" office:value-type="float" office:value="2.2201">
            <text:p>2.2201</text:p>
          </table:table-cell>
          <table:table-cell table:formula="of:=([.B20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[.A202]-[.E$2])^2" office:value-type="float" office:value="0.2601">
            <text:p>0.2601</text:p>
          </table:table-cell>
          <table:table-cell table:formula="of:=([.B20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03]-[.E$2])^2" office:value-type="float" office:value="20.3401">
            <text:p>20.3401</text:p>
          </table:table-cell>
          <table:table-cell table:formula="of:=([.B203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204]-[.E$2])^2" office:value-type="float" office:value="30.1401">
            <text:p>30.1401</text:p>
          </table:table-cell>
          <table:table-cell table:formula="of:=([.B20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205]-[.E$2])^2" office:value-type="float" office:value="0.2601">
            <text:p>0.2601</text:p>
          </table:table-cell>
          <table:table-cell table:formula="of:=([.B2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06]-[.E$2])^2" office:value-type="float" office:value="30.3601">
            <text:p>30.3601</text:p>
          </table:table-cell>
          <table:table-cell table:formula="of:=([.B206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07]-[.E$2])^2" office:value-type="float" office:value="6.2001">
            <text:p>6.2001</text:p>
          </table:table-cell>
          <table:table-cell table:formula="of:=([.B20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08]-[.E$2])^2" office:value-type="float" office:value="42.3801">
            <text:p>42.3801</text:p>
          </table:table-cell>
          <table:table-cell table:formula="of:=([.B20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209]-[.E$2])^2" office:value-type="float" office:value="20.3401">
            <text:p>20.3401</text:p>
          </table:table-cell>
          <table:table-cell table:formula="of:=([.B209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210]-[.E$2])^2" office:value-type="float" office:value="552.7201">
            <text:p>552.7201</text:p>
          </table:table-cell>
          <table:table-cell table:formula="of:=([.B210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11]-[.E$2])^2" office:value-type="float" office:value="12.1801">
            <text:p>12.1801</text:p>
          </table:table-cell>
          <table:table-cell table:formula="of:=([.B21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12]-[.E$2])^2" office:value-type="float" office:value="6.2001">
            <text:p>6.2001</text:p>
          </table:table-cell>
          <table:table-cell table:formula="of:=([.B21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([.A213]-[.E$2])^2" office:value-type="float" office:value="6.2001">
            <text:p>6.2001</text:p>
          </table:table-cell>
          <table:table-cell table:formula="of:=([.B213]-[.F$2])^2" office:value-type="float" office:value="7835.259289">
            <text:p>7835.25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14]-[.E$2])^2" office:value-type="float" office:value="6.2001">
            <text:p>6.2001</text:p>
          </table:table-cell>
          <table:table-cell table:formula="of:=([.B21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15]-[.E$2])^2" office:value-type="float" office:value="42.1201">
            <text:p>42.1201</text:p>
          </table:table-cell>
          <table:table-cell table:formula="of:=([.B21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216]-[.E$2])^2" office:value-type="float" office:value="12.1801">
            <text:p>12.1801</text:p>
          </table:table-cell>
          <table:table-cell table:formula="of:=([.B21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17]-[.E$2])^2" office:value-type="float" office:value="12.1801">
            <text:p>12.1801</text:p>
          </table:table-cell>
          <table:table-cell table:formula="of:=([.B2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18]-[.E$2])^2" office:value-type="float" office:value="42.1201">
            <text:p>42.1201</text:p>
          </table:table-cell>
          <table:table-cell table:formula="of:=([.B21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19]-[.E$2])^2" office:value-type="float" office:value="2.2201">
            <text:p>2.2201</text:p>
          </table:table-cell>
          <table:table-cell table:formula="of:=([.B21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0]-[.E$2])^2" office:value-type="float" office:value="2.2201">
            <text:p>2.2201</text:p>
          </table:table-cell>
          <table:table-cell table:formula="of:=([.B2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21]-[.E$2])^2" office:value-type="float" office:value="6.2001">
            <text:p>6.2001</text:p>
          </table:table-cell>
          <table:table-cell table:formula="of:=([.B22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22]-[.E$2])^2" office:value-type="float" office:value="2.2201">
            <text:p>2.2201</text:p>
          </table:table-cell>
          <table:table-cell table:formula="of:=([.B2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([.A223]-[.E$2])^2" office:value-type="float" office:value="1260.9601">
            <text:p>1260.9601</text:p>
          </table:table-cell>
          <table:table-cell table:formula="of:=([.B2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24]-[.E$2])^2" office:value-type="float" office:value="6.3001">
            <text:p>6.3001</text:p>
          </table:table-cell>
          <table:table-cell table:formula="of:=([.B22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225]-[.E$2])^2" office:value-type="float" office:value="6.2001">
            <text:p>6.2001</text:p>
          </table:table-cell>
          <table:table-cell table:formula="of:=([.B22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226]-[.E$2])^2" office:value-type="float" office:value="12.1801">
            <text:p>12.1801</text:p>
          </table:table-cell>
          <table:table-cell table:formula="of:=([.B22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227]-[.E$2])^2" office:value-type="float" office:value="30.1401">
            <text:p>30.1401</text:p>
          </table:table-cell>
          <table:table-cell table:formula="of:=([.B22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28]-[.E$2])^2" office:value-type="float" office:value="12.1801">
            <text:p>12.1801</text:p>
          </table:table-cell>
          <table:table-cell table:formula="of:=([.B22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29]-[.E$2])^2" office:value-type="float" office:value="2.2201">
            <text:p>2.2201</text:p>
          </table:table-cell>
          <table:table-cell table:formula="of:=([.B22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230]-[.E$2])^2" office:value-type="float" office:value="56.4001">
            <text:p>56.4001</text:p>
          </table:table-cell>
          <table:table-cell table:formula="of:=([.B2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31]-[.E$2])^2" office:value-type="float" office:value="2.2201">
            <text:p>2.2201</text:p>
          </table:table-cell>
          <table:table-cell table:formula="of:=([.B23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2]-[.E$2])^2" office:value-type="float" office:value="0.2601">
            <text:p>0.2601</text:p>
          </table:table-cell>
          <table:table-cell table:formula="of:=([.B23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33]-[.E$2])^2" office:value-type="float" office:value="2.2201">
            <text:p>2.2201</text:p>
          </table:table-cell>
          <table:table-cell table:formula="of:=([.B2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234]-[.E$2])^2" office:value-type="float" office:value="20.3401">
            <text:p>20.3401</text:p>
          </table:table-cell>
          <table:table-cell table:formula="of:=([.B2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35]-[.E$2])^2" office:value-type="float" office:value="12.1801">
            <text:p>12.1801</text:p>
          </table:table-cell>
          <table:table-cell table:formula="of:=([.B23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236]-[.E$2])^2" office:value-type="float" office:value="20.3401">
            <text:p>20.3401</text:p>
          </table:table-cell>
          <table:table-cell table:formula="of:=([.B236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37]-[.E$2])^2" office:value-type="float" office:value="12.1801">
            <text:p>12.1801</text:p>
          </table:table-cell>
          <table:table-cell table:formula="of:=([.B2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38]-[.E$2])^2" office:value-type="float" office:value="6.2001">
            <text:p>6.2001</text:p>
          </table:table-cell>
          <table:table-cell table:formula="of:=([.B2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39]-[.E$2])^2" office:value-type="float" office:value="12.1801">
            <text:p>12.1801</text:p>
          </table:table-cell>
          <table:table-cell table:formula="of:=([.B23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40]-[.E$2])^2" office:value-type="float" office:value="6.2001">
            <text:p>6.2001</text:p>
          </table:table-cell>
          <table:table-cell table:formula="of:=([.B24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41]-[.E$2])^2" office:value-type="float" office:value="12.1801">
            <text:p>12.1801</text:p>
          </table:table-cell>
          <table:table-cell table:formula="of:=([.B24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42]-[.E$2])^2" office:value-type="float" office:value="2.2201">
            <text:p>2.2201</text:p>
          </table:table-cell>
          <table:table-cell table:formula="of:=([.B24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43]-[.E$2])^2" office:value-type="float" office:value="6.2001">
            <text:p>6.2001</text:p>
          </table:table-cell>
          <table:table-cell table:formula="of:=([.B2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44]-[.E$2])^2" office:value-type="float" office:value="2.2201">
            <text:p>2.2201</text:p>
          </table:table-cell>
          <table:table-cell table:formula="of:=([.B2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245]-[.E$2])^2" office:value-type="float" office:value="42.1201">
            <text:p>42.1201</text:p>
          </table:table-cell>
          <table:table-cell table:formula="of:=([.B245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A246]-[.E$2])^2" office:value-type="float" office:value="12.1801">
            <text:p>12.1801</text:p>
          </table:table-cell>
          <table:table-cell table:formula="of:=([.B24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47]-[.E$2])^2" office:value-type="float" office:value="6.2001">
            <text:p>6.2001</text:p>
          </table:table-cell>
          <table:table-cell table:formula="of:=([.B2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formula="of:=([.A248]-[.E$2])^2" office:value-type="float" office:value="156.5001">
            <text:p>156.5001</text:p>
          </table:table-cell>
          <table:table-cell table:formula="of:=([.B248]-[.F$2])^2" office:value-type="float" office:value="1407.525289">
            <text:p>1407.525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([.A249]-[.E$2])^2" office:value-type="float" office:value="702.7801">
            <text:p>702.7801</text:p>
          </table:table-cell>
          <table:table-cell table:formula="of:=([.B249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50]-[.E$2])^2" office:value-type="float" office:value="6.2001">
            <text:p>6.2001</text:p>
          </table:table-cell>
          <table:table-cell table:formula="of:=([.B2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251]-[.E$2])^2" office:value-type="float" office:value="2.2801">
            <text:p>2.2801</text:p>
          </table:table-cell>
          <table:table-cell table:formula="of:=([.B251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52]-[.E$2])^2" office:value-type="float" office:value="6.2001">
            <text:p>6.2001</text:p>
          </table:table-cell>
          <table:table-cell table:formula="of:=([.B2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53]-[.E$2])^2" office:value-type="float" office:value="6.2001">
            <text:p>6.2001</text:p>
          </table:table-cell>
          <table:table-cell table:formula="of:=([.B2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4]-[.E$2])^2" office:value-type="float" office:value="2.2201">
            <text:p>2.2201</text:p>
          </table:table-cell>
          <table:table-cell table:formula="of:=([.B25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5]-[.E$2])^2" office:value-type="float" office:value="2.2201">
            <text:p>2.2201</text:p>
          </table:table-cell>
          <table:table-cell table:formula="of:=([.B25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256]-[.E$2])^2" office:value-type="float" office:value="72.4201">
            <text:p>72.4201</text:p>
          </table:table-cell>
          <table:table-cell table:formula="of:=([.B25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257]-[.E$2])^2" office:value-type="float" office:value="2.2201">
            <text:p>2.2201</text:p>
          </table:table-cell>
          <table:table-cell table:formula="of:=([.B25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58]-[.E$2])^2" office:value-type="float" office:value="6.2001">
            <text:p>6.2001</text:p>
          </table:table-cell>
          <table:table-cell table:formula="of:=([.B25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9]-[.E$2])^2" office:value-type="float" office:value="2.2201">
            <text:p>2.2201</text:p>
          </table:table-cell>
          <table:table-cell table:formula="of:=([.B2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60]-[.E$2])^2" office:value-type="float" office:value="2.2201">
            <text:p>2.2201</text:p>
          </table:table-cell>
          <table:table-cell table:formula="of:=([.B26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261]-[.E$2])^2" office:value-type="float" office:value="20.1601">
            <text:p>20.1601</text:p>
          </table:table-cell>
          <table:table-cell table:formula="of:=([.B26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2]-[.E$2])^2" office:value-type="float" office:value="2.2201">
            <text:p>2.2201</text:p>
          </table:table-cell>
          <table:table-cell table:formula="of:=([.B2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3]-[.E$2])^2" office:value-type="float" office:value="2.2201">
            <text:p>2.2201</text:p>
          </table:table-cell>
          <table:table-cell table:formula="of:=([.B26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64]-[.E$2])^2" office:value-type="float" office:value="42.1201">
            <text:p>42.1201</text:p>
          </table:table-cell>
          <table:table-cell table:formula="of:=([.B26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65]-[.E$2])^2" office:value-type="float" office:value="30.3601">
            <text:p>30.3601</text:p>
          </table:table-cell>
          <table:table-cell table:formula="of:=([.B2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266]-[.E$2])^2" office:value-type="float" office:value="90.4401">
            <text:p>90.4401</text:p>
          </table:table-cell>
          <table:table-cell table:formula="of:=([.B266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67]-[.E$2])^2" office:value-type="float" office:value="20.3401">
            <text:p>20.3401</text:p>
          </table:table-cell>
          <table:table-cell table:formula="of:=([.B26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268]-[.E$2])^2" office:value-type="float" office:value="12.1801">
            <text:p>12.1801</text:p>
          </table:table-cell>
          <table:table-cell table:formula="of:=([.B268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69]-[.E$2])^2" office:value-type="float" office:value="6.2001">
            <text:p>6.2001</text:p>
          </table:table-cell>
          <table:table-cell table:formula="of:=([.B2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0]-[.E$2])^2" office:value-type="float" office:value="6.2001">
            <text:p>6.2001</text:p>
          </table:table-cell>
          <table:table-cell table:formula="of:=([.B27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1]-[.E$2])^2" office:value-type="float" office:value="6.2001">
            <text:p>6.2001</text:p>
          </table:table-cell>
          <table:table-cell table:formula="of:=([.B27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2]-[.E$2])^2" office:value-type="float" office:value="6.2001">
            <text:p>6.2001</text:p>
          </table:table-cell>
          <table:table-cell table:formula="of:=([.B2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73]-[.E$2])^2" office:value-type="float" office:value="30.3601">
            <text:p>30.3601</text:p>
          </table:table-cell>
          <table:table-cell table:formula="of:=([.B2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74]-[.E$2])^2" office:value-type="float" office:value="12.1801">
            <text:p>12.1801</text:p>
          </table:table-cell>
          <table:table-cell table:formula="of:=([.B2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275]-[.E$2])^2" office:value-type="float" office:value="240.5601">
            <text:p>240.5601</text:p>
          </table:table-cell>
          <table:table-cell table:formula="of:=([.B275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76]-[.E$2])^2" office:value-type="float" office:value="42.1201">
            <text:p>42.1201</text:p>
          </table:table-cell>
          <table:table-cell table:formula="of:=([.B2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77]-[.E$2])^2" office:value-type="float" office:value="2.2201">
            <text:p>2.2201</text:p>
          </table:table-cell>
          <table:table-cell table:formula="of:=([.B2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78]-[.E$2])^2" office:value-type="float" office:value="2.2201">
            <text:p>2.2201</text:p>
          </table:table-cell>
          <table:table-cell table:formula="of:=([.B27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79]-[.E$2])^2" office:value-type="float" office:value="2.2201">
            <text:p>2.2201</text:p>
          </table:table-cell>
          <table:table-cell table:formula="of:=([.B2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280]-[.E$2])^2" office:value-type="float" office:value="20.1601">
            <text:p>20.1601</text:p>
          </table:table-cell>
          <table:table-cell table:formula="of:=([.B28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81]-[.E$2])^2" office:value-type="float" office:value="6.2001">
            <text:p>6.2001</text:p>
          </table:table-cell>
          <table:table-cell table:formula="of:=([.B28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282]-[.E$2])^2" office:value-type="float" office:value="30.1401">
            <text:p>30.1401</text:p>
          </table:table-cell>
          <table:table-cell table:formula="of:=([.B28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83]-[.E$2])^2" office:value-type="float" office:value="56.4001">
            <text:p>56.4001</text:p>
          </table:table-cell>
          <table:table-cell table:formula="of:=([.B283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84]-[.E$2])^2" office:value-type="float" office:value="6.2001">
            <text:p>6.2001</text:p>
          </table:table-cell>
          <table:table-cell table:formula="of:=([.B28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285]-[.E$2])^2" office:value-type="float" office:value="2.2201">
            <text:p>2.2201</text:p>
          </table:table-cell>
          <table:table-cell table:formula="of:=([.B285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86]-[.E$2])^2" office:value-type="float" office:value="6.2001">
            <text:p>6.2001</text:p>
          </table:table-cell>
          <table:table-cell table:formula="of:=([.B28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287]-[.E$2])^2" office:value-type="float" office:value="20.1601">
            <text:p>20.1601</text:p>
          </table:table-cell>
          <table:table-cell table:formula="of:=([.B2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88]-[.E$2])^2" office:value-type="float" office:value="0.2601">
            <text:p>0.2601</text:p>
          </table:table-cell>
          <table:table-cell table:formula="of:=([.B28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289]-[.E$2])^2" office:value-type="float" office:value="6.2001">
            <text:p>6.2001</text:p>
          </table:table-cell>
          <table:table-cell table:formula="of:=([.B28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90]-[.E$2])^2" office:value-type="float" office:value="6.2001">
            <text:p>6.2001</text:p>
          </table:table-cell>
          <table:table-cell table:formula="of:=([.B29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291]-[.E$2])^2" office:value-type="float" office:value="30.3601">
            <text:p>30.3601</text:p>
          </table:table-cell>
          <table:table-cell table:formula="of:=([.B29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92]-[.E$2])^2" office:value-type="float" office:value="42.1201">
            <text:p>42.1201</text:p>
          </table:table-cell>
          <table:table-cell table:formula="of:=([.B2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293]-[.E$2])^2" office:value-type="float" office:value="506.7001">
            <text:p>506.7001</text:p>
          </table:table-cell>
          <table:table-cell table:formula="of:=([.B293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94]-[.E$2])^2" office:value-type="float" office:value="2.2201">
            <text:p>2.2201</text:p>
          </table:table-cell>
          <table:table-cell table:formula="of:=([.B29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95]-[.E$2])^2" office:value-type="float" office:value="0.2401">
            <text:p>0.2401</text:p>
          </table:table-cell>
          <table:table-cell table:formula="of:=([.B295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96]-[.E$2])^2" office:value-type="float" office:value="2.2201">
            <text:p>2.2201</text:p>
          </table:table-cell>
          <table:table-cell table:formula="of:=([.B29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297]-[.E$2])^2" office:value-type="float" office:value="56.1001">
            <text:p>56.1001</text:p>
          </table:table-cell>
          <table:table-cell table:formula="of:=([.B29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298]-[.E$2])^2" office:value-type="float" office:value="12.1801">
            <text:p>12.1801</text:p>
          </table:table-cell>
          <table:table-cell table:formula="of:=([.B29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99]-[.E$2])^2" office:value-type="float" office:value="2.2201">
            <text:p>2.2201</text:p>
          </table:table-cell>
          <table:table-cell table:formula="of:=([.B29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00]-[.E$2])^2" office:value-type="float" office:value="6.2001">
            <text:p>6.2001</text:p>
          </table:table-cell>
          <table:table-cell table:formula="of:=([.B30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01]-[.E$2])^2" office:value-type="float" office:value="6.2001">
            <text:p>6.2001</text:p>
          </table:table-cell>
          <table:table-cell table:formula="of:=([.B30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02]-[.E$2])^2" office:value-type="float" office:value="12.1801">
            <text:p>12.1801</text:p>
          </table:table-cell>
          <table:table-cell table:formula="of:=([.B30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303]-[.E$2])^2" office:value-type="float" office:value="30.1401">
            <text:p>30.1401</text:p>
          </table:table-cell>
          <table:table-cell table:formula="of:=([.B30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04]-[.E$2])^2" office:value-type="float" office:value="6.2001">
            <text:p>6.2001</text:p>
          </table:table-cell>
          <table:table-cell table:formula="of:=([.B30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05]-[.E$2])^2" office:value-type="float" office:value="12.1801">
            <text:p>12.1801</text:p>
          </table:table-cell>
          <table:table-cell table:formula="of:=([.B30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([.A306]-[.E$2])^2" office:value-type="float" office:value="42.3801">
            <text:p>42.3801</text:p>
          </table:table-cell>
          <table:table-cell table:formula="of:=([.B30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07]-[.E$2])^2" office:value-type="float" office:value="20.3401">
            <text:p>20.3401</text:p>
          </table:table-cell>
          <table:table-cell table:formula="of:=([.B30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08]-[.E$2])^2" office:value-type="float" office:value="2.2201">
            <text:p>2.2201</text:p>
          </table:table-cell>
          <table:table-cell table:formula="of:=([.B3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309]-[.E$2])^2" office:value-type="float" office:value="42.1201">
            <text:p>42.1201</text:p>
          </table:table-cell>
          <table:table-cell table:formula="of:=([.B30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10]-[.E$2])^2" office:value-type="float" office:value="6.2001">
            <text:p>6.2001</text:p>
          </table:table-cell>
          <table:table-cell table:formula="of:=([.B31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311]-[.E$2])^2" office:value-type="float" office:value="6.2001">
            <text:p>6.2001</text:p>
          </table:table-cell>
          <table:table-cell table:formula="of:=([.B31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2]-[.E$2])^2" office:value-type="float" office:value="6.2001">
            <text:p>6.2001</text:p>
          </table:table-cell>
          <table:table-cell table:formula="of:=([.B3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13]-[.E$2])^2" office:value-type="float" office:value="12.1801">
            <text:p>12.1801</text:p>
          </table:table-cell>
          <table:table-cell table:formula="of:=([.B31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314]-[.E$2])^2" office:value-type="float" office:value="30.1401">
            <text:p>30.1401</text:p>
          </table:table-cell>
          <table:table-cell table:formula="of:=([.B31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5]-[.E$2])^2" office:value-type="float" office:value="6.2001">
            <text:p>6.2001</text:p>
          </table:table-cell>
          <table:table-cell table:formula="of:=([.B3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6]-[.E$2])^2" office:value-type="float" office:value="6.2001">
            <text:p>6.2001</text:p>
          </table:table-cell>
          <table:table-cell table:formula="of:=([.B3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17]-[.E$2])^2" office:value-type="float" office:value="6.2001">
            <text:p>6.2001</text:p>
          </table:table-cell>
          <table:table-cell table:formula="of:=([.B3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18]-[.E$2])^2" office:value-type="float" office:value="2.2201">
            <text:p>2.2201</text:p>
          </table:table-cell>
          <table:table-cell table:formula="of:=([.B31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19]-[.E$2])^2" office:value-type="float" office:value="12.1801">
            <text:p>12.1801</text:p>
          </table:table-cell>
          <table:table-cell table:formula="of:=([.B3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20]-[.E$2])^2" office:value-type="float" office:value="2.2201">
            <text:p>2.2201</text:p>
          </table:table-cell>
          <table:table-cell table:formula="of:=([.B3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321]-[.E$2])^2" office:value-type="float" office:value="0.2601">
            <text:p>0.2601</text:p>
          </table:table-cell>
          <table:table-cell table:formula="of:=([.B3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22]-[.E$2])^2" office:value-type="float" office:value="12.3201">
            <text:p>12.3201</text:p>
          </table:table-cell>
          <table:table-cell table:formula="of:=([.B32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23]-[.E$2])^2" office:value-type="float" office:value="6.2001">
            <text:p>6.2001</text:p>
          </table:table-cell>
          <table:table-cell table:formula="of:=([.B32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324]-[.E$2])^2" office:value-type="float" office:value="2.2201">
            <text:p>2.2201</text:p>
          </table:table-cell>
          <table:table-cell table:formula="of:=([.B32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25]-[.E$2])^2" office:value-type="float" office:value="6.2001">
            <text:p>6.2001</text:p>
          </table:table-cell>
          <table:table-cell table:formula="of:=([.B3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26]-[.E$2])^2" office:value-type="float" office:value="6.2001">
            <text:p>6.2001</text:p>
          </table:table-cell>
          <table:table-cell table:formula="of:=([.B32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27]-[.E$2])^2" office:value-type="float" office:value="30.3601">
            <text:p>30.3601</text:p>
          </table:table-cell>
          <table:table-cell table:formula="of:=([.B32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28]-[.E$2])^2" office:value-type="float" office:value="6.3001">
            <text:p>6.3001</text:p>
          </table:table-cell>
          <table:table-cell table:formula="of:=([.B32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29]-[.E$2])^2" office:value-type="float" office:value="6.3001">
            <text:p>6.3001</text:p>
          </table:table-cell>
          <table:table-cell table:formula="of:=([.B32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330]-[.E$2])^2" office:value-type="float" office:value="240.5601">
            <text:p>240.5601</text:p>
          </table:table-cell>
          <table:table-cell table:formula="of:=([.B330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31]-[.E$2])^2" office:value-type="float" office:value="12.1801">
            <text:p>12.1801</text:p>
          </table:table-cell>
          <table:table-cell table:formula="of:=([.B33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2]-[.E$2])^2" office:value-type="float" office:value="2.2801">
            <text:p>2.2801</text:p>
          </table:table-cell>
          <table:table-cell table:formula="of:=([.B33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333]-[.E$2])^2" office:value-type="float" office:value="12.1801">
            <text:p>12.1801</text:p>
          </table:table-cell>
          <table:table-cell table:formula="of:=([.B33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34]-[.E$2])^2" office:value-type="float" office:value="20.1601">
            <text:p>20.1601</text:p>
          </table:table-cell>
          <table:table-cell table:formula="of:=([.B33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35]-[.E$2])^2" office:value-type="float" office:value="6.2001">
            <text:p>6.2001</text:p>
          </table:table-cell>
          <table:table-cell table:formula="of:=([.B33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36]-[.E$2])^2" office:value-type="float" office:value="12.1801">
            <text:p>12.1801</text:p>
          </table:table-cell>
          <table:table-cell table:formula="of:=([.B336]-[.F$2])^2" office:value-type="float" office:value="420.947289">
            <text:p>420.94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337]-[.E$2])^2" office:value-type="float" office:value="6.2001">
            <text:p>6.2001</text:p>
          </table:table-cell>
          <table:table-cell table:formula="of:=([.B33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38]-[.E$2])^2" office:value-type="float" office:value="2.2201">
            <text:p>2.2201</text:p>
          </table:table-cell>
          <table:table-cell table:formula="of:=([.B33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39]-[.E$2])^2" office:value-type="float" office:value="6.2001">
            <text:p>6.2001</text:p>
          </table:table-cell>
          <table:table-cell table:formula="of:=([.B3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340]-[.E$2])^2" office:value-type="float" office:value="42.1201">
            <text:p>42.1201</text:p>
          </table:table-cell>
          <table:table-cell table:formula="of:=([.B34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341]-[.E$2])^2" office:value-type="float" office:value="12.1801">
            <text:p>12.1801</text:p>
          </table:table-cell>
          <table:table-cell table:formula="of:=([.B34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42]-[.E$2])^2" office:value-type="float" office:value="6.2001">
            <text:p>6.2001</text:p>
          </table:table-cell>
          <table:table-cell table:formula="of:=([.B3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43]-[.E$2])^2" office:value-type="float" office:value="12.1801">
            <text:p>12.1801</text:p>
          </table:table-cell>
          <table:table-cell table:formula="of:=([.B3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344]-[.E$2])^2" office:value-type="float" office:value="42.1201">
            <text:p>42.1201</text:p>
          </table:table-cell>
          <table:table-cell table:formula="of:=([.B34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45]-[.E$2])^2" office:value-type="float" office:value="12.1801">
            <text:p>12.1801</text:p>
          </table:table-cell>
          <table:table-cell table:formula="of:=([.B345]-[.F$2])^2" office:value-type="float" office:value="210.743289">
            <text:p>210.74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46]-[.E$2])^2" office:value-type="float" office:value="6.2001">
            <text:p>6.2001</text:p>
          </table:table-cell>
          <table:table-cell table:formula="of:=([.B3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47]-[.E$2])^2" office:value-type="float" office:value="2.2201">
            <text:p>2.2201</text:p>
          </table:table-cell>
          <table:table-cell table:formula="of:=([.B34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48]-[.E$2])^2" office:value-type="float" office:value="12.1801">
            <text:p>12.1801</text:p>
          </table:table-cell>
          <table:table-cell table:formula="of:=([.B3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49]-[.E$2])^2" office:value-type="float" office:value="6.2001">
            <text:p>6.2001</text:p>
          </table:table-cell>
          <table:table-cell table:formula="of:=([.B3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350]-[.E$2])^2" office:value-type="float" office:value="110.4601">
            <text:p>110.4601</text:p>
          </table:table-cell>
          <table:table-cell table:formula="of:=([.B35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51]-[.E$2])^2" office:value-type="float" office:value="0.2401">
            <text:p>0.2401</text:p>
          </table:table-cell>
          <table:table-cell table:formula="of:=([.B35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52]-[.E$2])^2" office:value-type="float" office:value="6.2001">
            <text:p>6.2001</text:p>
          </table:table-cell>
          <table:table-cell table:formula="of:=([.B3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3]-[.E$2])^2" office:value-type="float" office:value="0.2401">
            <text:p>0.2401</text:p>
          </table:table-cell>
          <table:table-cell table:formula="of:=([.B353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([.A354]-[.E$2])^2" office:value-type="float" office:value="42.3801">
            <text:p>42.3801</text:p>
          </table:table-cell>
          <table:table-cell table:formula="of:=([.B354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5]-[.E$2])^2" office:value-type="float" office:value="6.2001">
            <text:p>6.2001</text:p>
          </table:table-cell>
          <table:table-cell table:formula="of:=([.B35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356]-[.E$2])^2" office:value-type="float" office:value="210.5401">
            <text:p>210.5401</text:p>
          </table:table-cell>
          <table:table-cell table:formula="of:=([.B35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57]-[.E$2])^2" office:value-type="float" office:value="0.2401">
            <text:p>0.2401</text:p>
          </table:table-cell>
          <table:table-cell table:formula="of:=([.B35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358]-[.E$2])^2" office:value-type="float" office:value="42.1201">
            <text:p>42.1201</text:p>
          </table:table-cell>
          <table:table-cell table:formula="of:=([.B35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59]-[.E$2])^2" office:value-type="float" office:value="2.2201">
            <text:p>2.2201</text:p>
          </table:table-cell>
          <table:table-cell table:formula="of:=([.B3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60]-[.E$2])^2" office:value-type="float" office:value="6.3001">
            <text:p>6.3001</text:p>
          </table:table-cell>
          <table:table-cell table:formula="of:=([.B3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361]-[.E$2])^2" office:value-type="float" office:value="12.1801">
            <text:p>12.1801</text:p>
          </table:table-cell>
          <table:table-cell table:formula="of:=([.B36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62]-[.E$2])^2" office:value-type="float" office:value="12.1801">
            <text:p>12.1801</text:p>
          </table:table-cell>
          <table:table-cell table:formula="of:=([.B36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63]-[.E$2])^2" office:value-type="float" office:value="6.2001">
            <text:p>6.2001</text:p>
          </table:table-cell>
          <table:table-cell table:formula="of:=([.B36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364]-[.E$2])^2" office:value-type="float" office:value="56.1001">
            <text:p>56.1001</text:p>
          </table:table-cell>
          <table:table-cell table:formula="of:=([.B36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65]-[.E$2])^2" office:value-type="float" office:value="20.3401">
            <text:p>20.3401</text:p>
          </table:table-cell>
          <table:table-cell table:formula="of:=([.B3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66]-[.E$2])^2" office:value-type="float" office:value="12.1801">
            <text:p>12.1801</text:p>
          </table:table-cell>
          <table:table-cell table:formula="of:=([.B36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367]-[.E$2])^2" office:value-type="float" office:value="156.5001">
            <text:p>156.5001</text:p>
          </table:table-cell>
          <table:table-cell table:formula="of:=([.B36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68]-[.E$2])^2" office:value-type="float" office:value="0.2601">
            <text:p>0.2601</text:p>
          </table:table-cell>
          <table:table-cell table:formula="of:=([.B36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table:formula="of:=([.A369]-[.E$2])^2" office:value-type="float" office:value="342.6201">
            <text:p>342.6201</text:p>
          </table:table-cell>
          <table:table-cell table:formula="of:=([.B369]-[.F$2])^2" office:value-type="float" office:value="2864.069289">
            <text:p>2864.06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70]-[.E$2])^2" office:value-type="float" office:value="20.1601">
            <text:p>20.1601</text:p>
          </table:table-cell>
          <table:table-cell table:formula="of:=([.B3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71]-[.E$2])^2" office:value-type="float" office:value="6.2001">
            <text:p>6.2001</text:p>
          </table:table-cell>
          <table:table-cell table:formula="of:=([.B37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372]-[.E$2])^2" office:value-type="float" office:value="56.1001">
            <text:p>56.1001</text:p>
          </table:table-cell>
          <table:table-cell table:formula="of:=([.B3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73]-[.E$2])^2" office:value-type="float" office:value="30.3601">
            <text:p>30.3601</text:p>
          </table:table-cell>
          <table:table-cell table:formula="of:=([.B373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74]-[.E$2])^2" office:value-type="float" office:value="12.1801">
            <text:p>12.1801</text:p>
          </table:table-cell>
          <table:table-cell table:formula="of:=([.B37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75]-[.E$2])^2" office:value-type="float" office:value="20.3401">
            <text:p>20.3401</text:p>
          </table:table-cell>
          <table:table-cell table:formula="of:=([.B37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76]-[.E$2])^2" office:value-type="float" office:value="12.3201">
            <text:p>12.3201</text:p>
          </table:table-cell>
          <table:table-cell table:formula="of:=([.B376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77]-[.E$2])^2" office:value-type="float" office:value="6.2001">
            <text:p>6.2001</text:p>
          </table:table-cell>
          <table:table-cell table:formula="of:=([.B3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78]-[.E$2])^2" office:value-type="float" office:value="30.1401">
            <text:p>30.1401</text:p>
          </table:table-cell>
          <table:table-cell table:formula="of:=([.B3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79]-[.E$2])^2" office:value-type="float" office:value="0.2401">
            <text:p>0.2401</text:p>
          </table:table-cell>
          <table:table-cell table:formula="of:=([.B37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380]-[.E$2])^2" office:value-type="float" office:value="6.2001">
            <text:p>6.2001</text:p>
          </table:table-cell>
          <table:table-cell table:formula="of:=([.B38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381]-[.E$2])^2" office:value-type="float" office:value="12.1801">
            <text:p>12.1801</text:p>
          </table:table-cell>
          <table:table-cell table:formula="of:=([.B381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82]-[.E$2])^2" office:value-type="float" office:value="2.2201">
            <text:p>2.2201</text:p>
          </table:table-cell>
          <table:table-cell table:formula="of:=([.B3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383]-[.E$2])^2" office:value-type="float" office:value="20.1601">
            <text:p>20.1601</text:p>
          </table:table-cell>
          <table:table-cell table:formula="of:=([.B3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84]-[.E$2])^2" office:value-type="float" office:value="20.1601">
            <text:p>20.1601</text:p>
          </table:table-cell>
          <table:table-cell table:formula="of:=([.B3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85]-[.E$2])^2" office:value-type="float" office:value="12.3201">
            <text:p>12.3201</text:p>
          </table:table-cell>
          <table:table-cell table:formula="of:=([.B3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([.A386]-[.E$2])^2" office:value-type="float" office:value="420.6601">
            <text:p>420.6601</text:p>
          </table:table-cell>
          <table:table-cell table:formula="of:=([.B386]-[.F$2])^2" office:value-type="float" office:value="703.151289">
            <text:p>703.15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387]-[.E$2])^2" office:value-type="float" office:value="20.1601">
            <text:p>20.1601</text:p>
          </table:table-cell>
          <table:table-cell table:formula="of:=([.B3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88]-[.E$2])^2" office:value-type="float" office:value="6.3001">
            <text:p>6.3001</text:p>
          </table:table-cell>
          <table:table-cell table:formula="of:=([.B388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389]-[.E$2])^2" office:value-type="float" office:value="12.3201">
            <text:p>12.3201</text:p>
          </table:table-cell>
          <table:table-cell table:formula="of:=([.B3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90]-[.E$2])^2" office:value-type="float" office:value="6.2001">
            <text:p>6.2001</text:p>
          </table:table-cell>
          <table:table-cell table:formula="of:=([.B390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91]-[.E$2])^2" office:value-type="float" office:value="12.1801">
            <text:p>12.1801</text:p>
          </table:table-cell>
          <table:table-cell table:formula="of:=([.B3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392]-[.E$2])^2" office:value-type="float" office:value="56.1001">
            <text:p>56.1001</text:p>
          </table:table-cell>
          <table:table-cell table:formula="of:=([.B3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93]-[.E$2])^2" office:value-type="float" office:value="12.1801">
            <text:p>12.1801</text:p>
          </table:table-cell>
          <table:table-cell table:formula="of:=([.B3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394]-[.E$2])^2" office:value-type="float" office:value="12.1801">
            <text:p>12.1801</text:p>
          </table:table-cell>
          <table:table-cell table:formula="of:=([.B39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95]-[.E$2])^2" office:value-type="float" office:value="30.1401">
            <text:p>30.1401</text:p>
          </table:table-cell>
          <table:table-cell table:formula="of:=([.B39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6]-[.E$2])^2" office:value-type="float" office:value="6.3001">
            <text:p>6.3001</text:p>
          </table:table-cell>
          <table:table-cell table:formula="of:=([.B396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97]-[.E$2])^2" office:value-type="float" office:value="6.3001">
            <text:p>6.3001</text:p>
          </table:table-cell>
          <table:table-cell table:formula="of:=([.B39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98]-[.E$2])^2" office:value-type="float" office:value="6.2001">
            <text:p>6.2001</text:p>
          </table:table-cell>
          <table:table-cell table:formula="of:=([.B39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399]-[.E$2])^2" office:value-type="float" office:value="72.4201">
            <text:p>72.4201</text:p>
          </table:table-cell>
          <table:table-cell table:formula="of:=([.B39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00]-[.E$2])^2" office:value-type="float" office:value="6.2001">
            <text:p>6.2001</text:p>
          </table:table-cell>
          <table:table-cell table:formula="of:=([.B4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1]-[.E$2])^2" office:value-type="float" office:value="42.1201">
            <text:p>42.1201</text:p>
          </table:table-cell>
          <table:table-cell table:formula="of:=([.B4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02]-[.E$2])^2" office:value-type="float" office:value="20.1601">
            <text:p>20.1601</text:p>
          </table:table-cell>
          <table:table-cell table:formula="of:=([.B4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403]-[.E$2])^2" office:value-type="float" office:value="0.2401">
            <text:p>0.2401</text:p>
          </table:table-cell>
          <table:table-cell table:formula="of:=([.B40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4]-[.E$2])^2" office:value-type="float" office:value="42.1201">
            <text:p>42.1201</text:p>
          </table:table-cell>
          <table:table-cell table:formula="of:=([.B4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5]-[.E$2])^2" office:value-type="float" office:value="42.1201">
            <text:p>42.1201</text:p>
          </table:table-cell>
          <table:table-cell table:formula="of:=([.B4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06]-[.E$2])^2" office:value-type="float" office:value="30.1401">
            <text:p>30.1401</text:p>
          </table:table-cell>
          <table:table-cell table:formula="of:=([.B40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407]-[.E$2])^2" office:value-type="float" office:value="0.2401">
            <text:p>0.2401</text:p>
          </table:table-cell>
          <table:table-cell table:formula="of:=([.B407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08]-[.E$2])^2" office:value-type="float" office:value="12.1801">
            <text:p>12.1801</text:p>
          </table:table-cell>
          <table:table-cell table:formula="of:=([.B40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09]-[.E$2])^2" office:value-type="float" office:value="30.1401">
            <text:p>30.1401</text:p>
          </table:table-cell>
          <table:table-cell table:formula="of:=([.B40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410]-[.E$2])^2" office:value-type="float" office:value="42.1201">
            <text:p>42.1201</text:p>
          </table:table-cell>
          <table:table-cell table:formula="of:=([.B41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11]-[.E$2])^2" office:value-type="float" office:value="42.1201">
            <text:p>42.1201</text:p>
          </table:table-cell>
          <table:table-cell table:formula="of:=([.B41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12]-[.E$2])^2" office:value-type="float" office:value="12.1801">
            <text:p>12.1801</text:p>
          </table:table-cell>
          <table:table-cell table:formula="of:=([.B4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13]-[.E$2])^2" office:value-type="float" office:value="42.1201">
            <text:p>42.1201</text:p>
          </table:table-cell>
          <table:table-cell table:formula="of:=([.B41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14]-[.E$2])^2" office:value-type="float" office:value="6.2001">
            <text:p>6.2001</text:p>
          </table:table-cell>
          <table:table-cell table:formula="of:=([.B4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15]-[.E$2])^2" office:value-type="float" office:value="12.1801">
            <text:p>12.1801</text:p>
          </table:table-cell>
          <table:table-cell table:formula="of:=([.B41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16]-[.E$2])^2" office:value-type="float" office:value="6.2001">
            <text:p>6.2001</text:p>
          </table:table-cell>
          <table:table-cell table:formula="of:=([.B4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417]-[.E$2])^2" office:value-type="float" office:value="20.1601">
            <text:p>20.1601</text:p>
          </table:table-cell>
          <table:table-cell table:formula="of:=([.B4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418]-[.E$2])^2" office:value-type="float" office:value="20.1601">
            <text:p>20.1601</text:p>
          </table:table-cell>
          <table:table-cell table:formula="of:=([.B41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19]-[.E$2])^2" office:value-type="float" office:value="6.2001">
            <text:p>6.2001</text:p>
          </table:table-cell>
          <table:table-cell table:formula="of:=([.B4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formula="of:=([.A420]-[.E$2])^2" office:value-type="float" office:value="12.3201">
            <text:p>12.3201</text:p>
          </table:table-cell>
          <table:table-cell table:formula="of:=([.B420]-[.F$2])^2" office:value-type="float" office:value="380.913289">
            <text:p>380.91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21]-[.E$2])^2" office:value-type="float" office:value="30.1401">
            <text:p>30.1401</text:p>
          </table:table-cell>
          <table:table-cell table:formula="of:=([.B42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22]-[.E$2])^2" office:value-type="float" office:value="2.2201">
            <text:p>2.2201</text:p>
          </table:table-cell>
          <table:table-cell table:formula="of:=([.B4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423]-[.E$2])^2" office:value-type="float" office:value="12.1801">
            <text:p>12.1801</text:p>
          </table:table-cell>
          <table:table-cell table:formula="of:=([.B42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24]-[.E$2])^2" office:value-type="float" office:value="42.1201">
            <text:p>42.1201</text:p>
          </table:table-cell>
          <table:table-cell table:formula="of:=([.B4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425]-[.E$2])^2" office:value-type="float" office:value="56.4001">
            <text:p>56.4001</text:p>
          </table:table-cell>
          <table:table-cell table:formula="of:=([.B425]-[.F$2])^2" office:value-type="float" office:value="420.947289">
            <text:p>420.94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426]-[.E$2])^2" office:value-type="float" office:value="56.1001">
            <text:p>56.1001</text:p>
          </table:table-cell>
          <table:table-cell table:formula="of:=([.B4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([.A427]-[.E$2])^2" office:value-type="float" office:value="20.1601">
            <text:p>20.1601</text:p>
          </table:table-cell>
          <table:table-cell table:formula="of:=([.B42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28]-[.E$2])^2" office:value-type="float" office:value="20.3401">
            <text:p>20.3401</text:p>
          </table:table-cell>
          <table:table-cell table:formula="of:=([.B42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([.A429]-[.E$2])^2" office:value-type="float" office:value="6.3001">
            <text:p>6.3001</text:p>
          </table:table-cell>
          <table:table-cell table:formula="of:=([.B42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30]-[.E$2])^2" office:value-type="float" office:value="6.2001">
            <text:p>6.2001</text:p>
          </table:table-cell>
          <table:table-cell table:formula="of:=([.B43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431]-[.E$2])^2" office:value-type="float" office:value="12.3201">
            <text:p>12.3201</text:p>
          </table:table-cell>
          <table:table-cell table:formula="of:=([.B43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32]-[.E$2])^2" office:value-type="float" office:value="72.4201">
            <text:p>72.4201</text:p>
          </table:table-cell>
          <table:table-cell table:formula="of:=([.B432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33]-[.E$2])^2" office:value-type="float" office:value="30.1401">
            <text:p>30.1401</text:p>
          </table:table-cell>
          <table:table-cell table:formula="of:=([.B43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34]-[.E$2])^2" office:value-type="float" office:value="30.1401">
            <text:p>30.1401</text:p>
          </table:table-cell>
          <table:table-cell table:formula="of:=([.B43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435]-[.E$2])^2" office:value-type="float" office:value="6.2001">
            <text:p>6.2001</text:p>
          </table:table-cell>
          <table:table-cell table:formula="of:=([.B4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436]-[.E$2])^2" office:value-type="float" office:value="12.1801">
            <text:p>12.1801</text:p>
          </table:table-cell>
          <table:table-cell table:formula="of:=([.B43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437]-[.E$2])^2" office:value-type="float" office:value="12.1801">
            <text:p>12.1801</text:p>
          </table:table-cell>
          <table:table-cell table:formula="of:=([.B4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38]-[.E$2])^2" office:value-type="float" office:value="12.1801">
            <text:p>12.1801</text:p>
          </table:table-cell>
          <table:table-cell table:formula="of:=([.B4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439]-[.E$2])^2" office:value-type="float" office:value="6.2001">
            <text:p>6.2001</text:p>
          </table:table-cell>
          <table:table-cell table:formula="of:=([.B43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440]-[.E$2])^2" office:value-type="float" office:value="6.2001">
            <text:p>6.2001</text:p>
          </table:table-cell>
          <table:table-cell table:formula="of:=([.B44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41]-[.E$2])^2" office:value-type="float" office:value="2.2201">
            <text:p>2.2201</text:p>
          </table:table-cell>
          <table:table-cell table:formula="of:=([.B44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42]-[.E$2])^2" office:value-type="float" office:value="42.1201">
            <text:p>42.1201</text:p>
          </table:table-cell>
          <table:table-cell table:formula="of:=([.B44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43]-[.E$2])^2" office:value-type="float" office:value="12.1801">
            <text:p>12.1801</text:p>
          </table:table-cell>
          <table:table-cell table:formula="of:=([.B44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44]-[.E$2])^2" office:value-type="float" office:value="12.1801">
            <text:p>12.1801</text:p>
          </table:table-cell>
          <table:table-cell table:formula="of:=([.B44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45]-[.E$2])^2" office:value-type="float" office:value="6.2001">
            <text:p>6.2001</text:p>
          </table:table-cell>
          <table:table-cell table:formula="of:=([.B44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46]-[.E$2])^2" office:value-type="float" office:value="30.1401">
            <text:p>30.1401</text:p>
          </table:table-cell>
          <table:table-cell table:formula="of:=([.B4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47]-[.E$2])^2" office:value-type="float" office:value="42.1201">
            <text:p>42.1201</text:p>
          </table:table-cell>
          <table:table-cell table:formula="of:=([.B44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48]-[.E$2])^2" office:value-type="float" office:value="20.1601">
            <text:p>20.1601</text:p>
          </table:table-cell>
          <table:table-cell table:formula="of:=([.B448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449]-[.E$2])^2" office:value-type="float" office:value="0.2601">
            <text:p>0.2601</text:p>
          </table:table-cell>
          <table:table-cell table:formula="of:=([.B44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50]-[.E$2])^2" office:value-type="float" office:value="30.1401">
            <text:p>30.1401</text:p>
          </table:table-cell>
          <table:table-cell table:formula="of:=([.B45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51]-[.E$2])^2" office:value-type="float" office:value="2.2201">
            <text:p>2.2201</text:p>
          </table:table-cell>
          <table:table-cell table:formula="of:=([.B45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452]-[.E$2])^2" office:value-type="float" office:value="20.1601">
            <text:p>20.1601</text:p>
          </table:table-cell>
          <table:table-cell table:formula="of:=([.B45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53]-[.E$2])^2" office:value-type="float" office:value="6.2001">
            <text:p>6.2001</text:p>
          </table:table-cell>
          <table:table-cell table:formula="of:=([.B4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54]-[.E$2])^2" office:value-type="float" office:value="42.1201">
            <text:p>42.1201</text:p>
          </table:table-cell>
          <table:table-cell table:formula="of:=([.B45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55]-[.E$2])^2" office:value-type="float" office:value="6.2001">
            <text:p>6.2001</text:p>
          </table:table-cell>
          <table:table-cell table:formula="of:=([.B45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56]-[.E$2])^2" office:value-type="float" office:value="56.4001">
            <text:p>56.4001</text:p>
          </table:table-cell>
          <table:table-cell table:formula="of:=([.B45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457]-[.E$2])^2" office:value-type="float" office:value="56.1001">
            <text:p>56.1001</text:p>
          </table:table-cell>
          <table:table-cell table:formula="of:=([.B45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58]-[.E$2])^2" office:value-type="float" office:value="90.4401">
            <text:p>90.4401</text:p>
          </table:table-cell>
          <table:table-cell table:formula="of:=([.B458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459]-[.E$2])^2" office:value-type="float" office:value="6.3001">
            <text:p>6.3001</text:p>
          </table:table-cell>
          <table:table-cell table:formula="of:=([.B459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60]-[.E$2])^2" office:value-type="float" office:value="30.1401">
            <text:p>30.1401</text:p>
          </table:table-cell>
          <table:table-cell table:formula="of:=([.B46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61]-[.E$2])^2" office:value-type="float" office:value="2.2801">
            <text:p>2.2801</text:p>
          </table:table-cell>
          <table:table-cell table:formula="of:=([.B4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62]-[.E$2])^2" office:value-type="float" office:value="2.2201">
            <text:p>2.2201</text:p>
          </table:table-cell>
          <table:table-cell table:formula="of:=([.B46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63]-[.E$2])^2" office:value-type="float" office:value="6.2001">
            <text:p>6.2001</text:p>
          </table:table-cell>
          <table:table-cell table:formula="of:=([.B4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464]-[.E$2])^2" office:value-type="float" office:value="6.3001">
            <text:p>6.3001</text:p>
          </table:table-cell>
          <table:table-cell table:formula="of:=([.B464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65]-[.E$2])^2" office:value-type="float" office:value="0.2401">
            <text:p>0.2401</text:p>
          </table:table-cell>
          <table:table-cell table:formula="of:=([.B46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466]-[.E$2])^2" office:value-type="float" office:value="240.5601">
            <text:p>240.5601</text:p>
          </table:table-cell>
          <table:table-cell table:formula="of:=([.B4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467]-[.E$2])^2" office:value-type="float" office:value="2.2201">
            <text:p>2.2201</text:p>
          </table:table-cell>
          <table:table-cell table:formula="of:=([.B46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68]-[.E$2])^2" office:value-type="float" office:value="20.1601">
            <text:p>20.1601</text:p>
          </table:table-cell>
          <table:table-cell table:formula="of:=([.B46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69]-[.E$2])^2" office:value-type="float" office:value="6.2001">
            <text:p>6.2001</text:p>
          </table:table-cell>
          <table:table-cell table:formula="of:=([.B4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70]-[.E$2])^2" office:value-type="float" office:value="42.1201">
            <text:p>42.1201</text:p>
          </table:table-cell>
          <table:table-cell table:formula="of:=([.B4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71]-[.E$2])^2" office:value-type="float" office:value="6.3001">
            <text:p>6.3001</text:p>
          </table:table-cell>
          <table:table-cell table:formula="of:=([.B47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([.A472]-[.E$2])^2" office:value-type="float" office:value="20.3401">
            <text:p>20.3401</text:p>
          </table:table-cell>
          <table:table-cell table:formula="of:=([.B4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73]-[.E$2])^2" office:value-type="float" office:value="12.1801">
            <text:p>12.1801</text:p>
          </table:table-cell>
          <table:table-cell table:formula="of:=([.B4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474]-[.E$2])^2" office:value-type="float" office:value="20.1601">
            <text:p>20.1601</text:p>
          </table:table-cell>
          <table:table-cell table:formula="of:=([.B4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75]-[.E$2])^2" office:value-type="float" office:value="6.2001">
            <text:p>6.2001</text:p>
          </table:table-cell>
          <table:table-cell table:formula="of:=([.B4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476]-[.E$2])^2" office:value-type="float" office:value="12.1801">
            <text:p>12.1801</text:p>
          </table:table-cell>
          <table:table-cell table:formula="of:=([.B47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477]-[.E$2])^2" office:value-type="float" office:value="56.4001">
            <text:p>56.4001</text:p>
          </table:table-cell>
          <table:table-cell table:formula="of:=([.B4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8]-[.E$2])^2" office:value-type="float" office:value="30.3601">
            <text:p>30.3601</text:p>
          </table:table-cell>
          <table:table-cell table:formula="of:=([.B4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79]-[.E$2])^2" office:value-type="float" office:value="6.2001">
            <text:p>6.2001</text:p>
          </table:table-cell>
          <table:table-cell table:formula="of:=([.B4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480]-[.E$2])^2" office:value-type="float" office:value="2.2201">
            <text:p>2.2201</text:p>
          </table:table-cell>
          <table:table-cell table:formula="of:=([.B48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481]-[.E$2])^2" office:value-type="float" office:value="2.2801">
            <text:p>2.2801</text:p>
          </table:table-cell>
          <table:table-cell table:formula="of:=([.B48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482]-[.E$2])^2" office:value-type="float" office:value="30.3601">
            <text:p>30.3601</text:p>
          </table:table-cell>
          <table:table-cell table:formula="of:=([.B48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483]-[.E$2])^2" office:value-type="float" office:value="56.1001">
            <text:p>56.1001</text:p>
          </table:table-cell>
          <table:table-cell table:formula="of:=([.B48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84]-[.E$2])^2" office:value-type="float" office:value="20.1601">
            <text:p>20.1601</text:p>
          </table:table-cell>
          <table:table-cell table:formula="of:=([.B4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85]-[.E$2])^2" office:value-type="float" office:value="42.1201">
            <text:p>42.1201</text:p>
          </table:table-cell>
          <table:table-cell table:formula="of:=([.B48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86]-[.E$2])^2" office:value-type="float" office:value="6.2001">
            <text:p>6.2001</text:p>
          </table:table-cell>
          <table:table-cell table:formula="of:=([.B4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87]-[.E$2])^2" office:value-type="float" office:value="42.1201">
            <text:p>42.1201</text:p>
          </table:table-cell>
          <table:table-cell table:formula="of:=([.B4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488]-[.E$2])^2" office:value-type="float" office:value="6.2001">
            <text:p>6.2001</text:p>
          </table:table-cell>
          <table:table-cell table:formula="of:=([.B48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89]-[.E$2])^2" office:value-type="float" office:value="72.4201">
            <text:p>72.4201</text:p>
          </table:table-cell>
          <table:table-cell table:formula="of:=([.B48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0]-[.E$2])^2" office:value-type="float" office:value="6.2001">
            <text:p>6.2001</text:p>
          </table:table-cell>
          <table:table-cell table:formula="of:=([.B49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491]-[.E$2])^2" office:value-type="float" office:value="56.1001">
            <text:p>56.1001</text:p>
          </table:table-cell>
          <table:table-cell table:formula="of:=([.B49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492]-[.E$2])^2" office:value-type="float" office:value="2.2201">
            <text:p>2.2201</text:p>
          </table:table-cell>
          <table:table-cell table:formula="of:=([.B49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93]-[.E$2])^2" office:value-type="float" office:value="6.2001">
            <text:p>6.2001</text:p>
          </table:table-cell>
          <table:table-cell table:formula="of:=([.B4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94]-[.E$2])^2" office:value-type="float" office:value="42.1201">
            <text:p>42.1201</text:p>
          </table:table-cell>
          <table:table-cell table:formula="of:=([.B49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95]-[.E$2])^2" office:value-type="float" office:value="30.1401">
            <text:p>30.1401</text:p>
          </table:table-cell>
          <table:table-cell table:formula="of:=([.B4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6]-[.E$2])^2" office:value-type="float" office:value="6.2001">
            <text:p>6.2001</text:p>
          </table:table-cell>
          <table:table-cell table:formula="of:=([.B4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7]-[.E$2])^2" office:value-type="float" office:value="6.2001">
            <text:p>6.2001</text:p>
          </table:table-cell>
          <table:table-cell table:formula="of:=([.B4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98]-[.E$2])^2" office:value-type="float" office:value="30.1401">
            <text:p>30.1401</text:p>
          </table:table-cell>
          <table:table-cell table:formula="of:=([.B49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499]-[.E$2])^2" office:value-type="float" office:value="0.2401">
            <text:p>0.2401</text:p>
          </table:table-cell>
          <table:table-cell table:formula="of:=([.B499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0]-[.E$2])^2" office:value-type="float" office:value="2.2201">
            <text:p>2.2201</text:p>
          </table:table-cell>
          <table:table-cell table:formula="of:=([.B5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01]-[.E$2])^2" office:value-type="float" office:value="56.1001">
            <text:p>56.1001</text:p>
          </table:table-cell>
          <table:table-cell table:formula="of:=([.B5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([.A502]-[.E$2])^2" office:value-type="float" office:value="812.8201">
            <text:p>812.8201</text:p>
          </table:table-cell>
          <table:table-cell table:formula="of:=([.B502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03]-[.E$2])^2" office:value-type="float" office:value="6.2001">
            <text:p>6.2001</text:p>
          </table:table-cell>
          <table:table-cell table:formula="of:=([.B5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04]-[.E$2])^2" office:value-type="float" office:value="6.2001">
            <text:p>6.2001</text:p>
          </table:table-cell>
          <table:table-cell table:formula="of:=([.B50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05]-[.E$2])^2" office:value-type="float" office:value="42.1201">
            <text:p>42.1201</text:p>
          </table:table-cell>
          <table:table-cell table:formula="of:=([.B50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6]-[.E$2])^2" office:value-type="float" office:value="2.2201">
            <text:p>2.2201</text:p>
          </table:table-cell>
          <table:table-cell table:formula="of:=([.B5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7]-[.E$2])^2" office:value-type="float" office:value="2.2201">
            <text:p>2.2201</text:p>
          </table:table-cell>
          <table:table-cell table:formula="of:=([.B50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formula="of:=([.A508]-[.E$2])^2" office:value-type="float" office:value="870.8401">
            <text:p>870.8401</text:p>
          </table:table-cell>
          <table:table-cell table:formula="of:=([.B508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09]-[.E$2])^2" office:value-type="float" office:value="156.5001">
            <text:p>156.5001</text:p>
          </table:table-cell>
          <table:table-cell table:formula="of:=([.B509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10]-[.E$2])^2" office:value-type="float" office:value="56.1001">
            <text:p>56.1001</text:p>
          </table:table-cell>
          <table:table-cell table:formula="of:=([.B5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11]-[.E$2])^2" office:value-type="float" office:value="2.2201">
            <text:p>2.2201</text:p>
          </table:table-cell>
          <table:table-cell table:formula="of:=([.B51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12]-[.E$2])^2" office:value-type="float" office:value="6.2001">
            <text:p>6.2001</text:p>
          </table:table-cell>
          <table:table-cell table:formula="of:=([.B5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513]-[.E$2])^2" office:value-type="float" office:value="182.5201">
            <text:p>182.5201</text:p>
          </table:table-cell>
          <table:table-cell table:formula="of:=([.B513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14]-[.E$2])^2" office:value-type="float" office:value="2.2201">
            <text:p>2.2201</text:p>
          </table:table-cell>
          <table:table-cell table:formula="of:=([.B5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([.A515]-[.E$2])^2" office:value-type="float" office:value="0.2401">
            <text:p>0.2401</text:p>
          </table:table-cell>
          <table:table-cell table:formula="of:=([.B515]-[.F$2])^2" office:value-type="float" office:value="651.117289">
            <text:p>651.11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6]-[.E$2])^2" office:value-type="float" office:value="0.2401">
            <text:p>0.2401</text:p>
          </table:table-cell>
          <table:table-cell table:formula="of:=([.B51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7]-[.E$2])^2" office:value-type="float" office:value="2.2801">
            <text:p>2.2801</text:p>
          </table:table-cell>
          <table:table-cell table:formula="of:=([.B517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18]-[.E$2])^2" office:value-type="float" office:value="12.1801">
            <text:p>12.1801</text:p>
          </table:table-cell>
          <table:table-cell table:formula="of:=([.B5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19]-[.E$2])^2" office:value-type="float" office:value="2.2801">
            <text:p>2.2801</text:p>
          </table:table-cell>
          <table:table-cell table:formula="of:=([.B5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0]-[.E$2])^2" office:value-type="float" office:value="0.2401">
            <text:p>0.2401</text:p>
          </table:table-cell>
          <table:table-cell table:formula="of:=([.B52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21]-[.E$2])^2" office:value-type="float" office:value="30.1401">
            <text:p>30.1401</text:p>
          </table:table-cell>
          <table:table-cell table:formula="of:=([.B52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22]-[.E$2])^2" office:value-type="float" office:value="6.2001">
            <text:p>6.2001</text:p>
          </table:table-cell>
          <table:table-cell table:formula="of:=([.B5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523]-[.E$2])^2" office:value-type="float" office:value="20.1601">
            <text:p>20.1601</text:p>
          </table:table-cell>
          <table:table-cell table:formula="of:=([.B52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24]-[.E$2])^2" office:value-type="float" office:value="12.1801">
            <text:p>12.1801</text:p>
          </table:table-cell>
          <table:table-cell table:formula="of:=([.B52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A525]-[.E$2])^2" office:value-type="float" office:value="12.1801">
            <text:p>12.1801</text:p>
          </table:table-cell>
          <table:table-cell table:formula="of:=([.B525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26]-[.E$2])^2" office:value-type="float" office:value="12.1801">
            <text:p>12.1801</text:p>
          </table:table-cell>
          <table:table-cell table:formula="of:=([.B5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527]-[.E$2])^2" office:value-type="float" office:value="42.1201">
            <text:p>42.1201</text:p>
          </table:table-cell>
          <table:table-cell table:formula="of:=([.B527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28]-[.E$2])^2" office:value-type="float" office:value="2.2201">
            <text:p>2.2201</text:p>
          </table:table-cell>
          <table:table-cell table:formula="of:=([.B52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529]-[.E$2])^2" office:value-type="float" office:value="12.1801">
            <text:p>12.1801</text:p>
          </table:table-cell>
          <table:table-cell table:formula="of:=([.B52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30]-[.E$2])^2" office:value-type="float" office:value="30.1401">
            <text:p>30.1401</text:p>
          </table:table-cell>
          <table:table-cell table:formula="of:=([.B53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531]-[.E$2])^2" office:value-type="float" office:value="20.1601">
            <text:p>20.1601</text:p>
          </table:table-cell>
          <table:table-cell table:formula="of:=([.B5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32]-[.E$2])^2" office:value-type="float" office:value="6.2001">
            <text:p>6.2001</text:p>
          </table:table-cell>
          <table:table-cell table:formula="of:=([.B53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33]-[.E$2])^2" office:value-type="float" office:value="30.1401">
            <text:p>30.1401</text:p>
          </table:table-cell>
          <table:table-cell table:formula="of:=([.B53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534]-[.E$2])^2" office:value-type="float" office:value="20.3401">
            <text:p>20.3401</text:p>
          </table:table-cell>
          <table:table-cell table:formula="of:=([.B53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([.A535]-[.E$2])^2" office:value-type="float" office:value="6.2001">
            <text:p>6.2001</text:p>
          </table:table-cell>
          <table:table-cell table:formula="of:=([.B535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36]-[.E$2])^2" office:value-type="float" office:value="42.1201">
            <text:p>42.1201</text:p>
          </table:table-cell>
          <table:table-cell table:formula="of:=([.B5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37]-[.E$2])^2" office:value-type="float" office:value="56.1001">
            <text:p>56.1001</text:p>
          </table:table-cell>
          <table:table-cell table:formula="of:=([.B53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8]-[.E$2])^2" office:value-type="float" office:value="6.3001">
            <text:p>6.3001</text:p>
          </table:table-cell>
          <table:table-cell table:formula="of:=([.B5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39]-[.E$2])^2" office:value-type="float" office:value="2.2801">
            <text:p>2.2801</text:p>
          </table:table-cell>
          <table:table-cell table:formula="of:=([.B53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40]-[.E$2])^2" office:value-type="float" office:value="110.4601">
            <text:p>110.4601</text:p>
          </table:table-cell>
          <table:table-cell table:formula="of:=([.B540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41]-[.E$2])^2" office:value-type="float" office:value="56.1001">
            <text:p>56.1001</text:p>
          </table:table-cell>
          <table:table-cell table:formula="of:=([.B5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42]-[.E$2])^2" office:value-type="float" office:value="2.2201">
            <text:p>2.2201</text:p>
          </table:table-cell>
          <table:table-cell table:formula="of:=([.B5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43]-[.E$2])^2" office:value-type="float" office:value="56.4001">
            <text:p>56.4001</text:p>
          </table:table-cell>
          <table:table-cell table:formula="of:=([.B54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544]-[.E$2])^2" office:value-type="float" office:value="20.3401">
            <text:p>20.3401</text:p>
          </table:table-cell>
          <table:table-cell table:formula="of:=([.B5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45]-[.E$2])^2" office:value-type="float" office:value="42.3801">
            <text:p>42.3801</text:p>
          </table:table-cell>
          <table:table-cell table:formula="of:=([.B54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formula="of:=([.A546]-[.E$2])^2" office:value-type="float" office:value="3907.5001">
            <text:p>3907.5001</text:p>
          </table:table-cell>
          <table:table-cell table:formula="of:=([.B54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47]-[.E$2])^2" office:value-type="float" office:value="6.2001">
            <text:p>6.2001</text:p>
          </table:table-cell>
          <table:table-cell table:formula="of:=([.B54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48]-[.E$2])^2" office:value-type="float" office:value="2.2201">
            <text:p>2.2201</text:p>
          </table:table-cell>
          <table:table-cell table:formula="of:=([.B54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549]-[.E$2])^2" office:value-type="float" office:value="6.2001">
            <text:p>6.2001</text:p>
          </table:table-cell>
          <table:table-cell table:formula="of:=([.B5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550]-[.E$2])^2" office:value-type="float" office:value="30.1401">
            <text:p>30.1401</text:p>
          </table:table-cell>
          <table:table-cell table:formula="of:=([.B55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551]-[.E$2])^2" office:value-type="float" office:value="20.1601">
            <text:p>20.1601</text:p>
          </table:table-cell>
          <table:table-cell table:formula="of:=([.B55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52]-[.E$2])^2" office:value-type="float" office:value="42.3801">
            <text:p>42.3801</text:p>
          </table:table-cell>
          <table:table-cell table:formula="of:=([.B5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53]-[.E$2])^2" office:value-type="float" office:value="6.2001">
            <text:p>6.2001</text:p>
          </table:table-cell>
          <table:table-cell table:formula="of:=([.B5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54]-[.E$2])^2" office:value-type="float" office:value="12.1801">
            <text:p>12.1801</text:p>
          </table:table-cell>
          <table:table-cell table:formula="of:=([.B5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555]-[.E$2])^2" office:value-type="float" office:value="56.1001">
            <text:p>56.1001</text:p>
          </table:table-cell>
          <table:table-cell table:formula="of:=([.B5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56]-[.E$2])^2" office:value-type="float" office:value="42.1201">
            <text:p>42.1201</text:p>
          </table:table-cell>
          <table:table-cell table:formula="of:=([.B55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57]-[.E$2])^2" office:value-type="float" office:value="0.2601">
            <text:p>0.2601</text:p>
          </table:table-cell>
          <table:table-cell table:formula="of:=([.B55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58]-[.E$2])^2" office:value-type="float" office:value="20.1601">
            <text:p>20.1601</text:p>
          </table:table-cell>
          <table:table-cell table:formula="of:=([.B5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559]-[.E$2])^2" office:value-type="float" office:value="110.4601">
            <text:p>110.4601</text:p>
          </table:table-cell>
          <table:table-cell table:formula="of:=([.B559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60]-[.E$2])^2" office:value-type="float" office:value="6.2001">
            <text:p>6.2001</text:p>
          </table:table-cell>
          <table:table-cell table:formula="of:=([.B5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61]-[.E$2])^2" office:value-type="float" office:value="20.1601">
            <text:p>20.1601</text:p>
          </table:table-cell>
          <table:table-cell table:formula="of:=([.B56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62]-[.E$2])^2" office:value-type="float" office:value="6.2001">
            <text:p>6.2001</text:p>
          </table:table-cell>
          <table:table-cell table:formula="of:=([.B56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63]-[.E$2])^2" office:value-type="float" office:value="42.1201">
            <text:p>42.1201</text:p>
          </table:table-cell>
          <table:table-cell table:formula="of:=([.B5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564]-[.E$2])^2" office:value-type="float" office:value="272.5801">
            <text:p>272.5801</text:p>
          </table:table-cell>
          <table:table-cell table:formula="of:=([.B564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5]-[.E$2])^2" office:value-type="float" office:value="6.3001">
            <text:p>6.3001</text:p>
          </table:table-cell>
          <table:table-cell table:formula="of:=([.B565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([.A566]-[.E$2])^2" office:value-type="float" office:value="12.3201">
            <text:p>12.3201</text:p>
          </table:table-cell>
          <table:table-cell table:formula="of:=([.B56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67]-[.E$2])^2" office:value-type="float" office:value="12.1801">
            <text:p>12.1801</text:p>
          </table:table-cell>
          <table:table-cell table:formula="of:=([.B56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68]-[.E$2])^2" office:value-type="float" office:value="0.2601">
            <text:p>0.2601</text:p>
          </table:table-cell>
          <table:table-cell table:formula="of:=([.B56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9]-[.E$2])^2" office:value-type="float" office:value="0.2401">
            <text:p>0.2401</text:p>
          </table:table-cell>
          <table:table-cell table:formula="of:=([.B5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70]-[.E$2])^2" office:value-type="float" office:value="30.1401">
            <text:p>30.1401</text:p>
          </table:table-cell>
          <table:table-cell table:formula="of:=([.B5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571]-[.E$2])^2" office:value-type="float" office:value="0.2401">
            <text:p>0.2401</text:p>
          </table:table-cell>
          <table:table-cell table:formula="of:=([.B5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2]-[.E$2])^2" office:value-type="float" office:value="42.1201">
            <text:p>42.1201</text:p>
          </table:table-cell>
          <table:table-cell table:formula="of:=([.B57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73]-[.E$2])^2" office:value-type="float" office:value="12.3201">
            <text:p>12.3201</text:p>
          </table:table-cell>
          <table:table-cell table:formula="of:=([.B5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4]-[.E$2])^2" office:value-type="float" office:value="42.1201">
            <text:p>42.1201</text:p>
          </table:table-cell>
          <table:table-cell table:formula="of:=([.B57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75]-[.E$2])^2" office:value-type="float" office:value="6.2001">
            <text:p>6.2001</text:p>
          </table:table-cell>
          <table:table-cell table:formula="of:=([.B5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6]-[.E$2])^2" office:value-type="float" office:value="42.1201">
            <text:p>42.1201</text:p>
          </table:table-cell>
          <table:table-cell table:formula="of:=([.B5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577]-[.E$2])^2" office:value-type="float" office:value="2.2201">
            <text:p>2.2201</text:p>
          </table:table-cell>
          <table:table-cell table:formula="of:=([.B57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78]-[.E$2])^2" office:value-type="float" office:value="6.2001">
            <text:p>6.2001</text:p>
          </table:table-cell>
          <table:table-cell table:formula="of:=([.B5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579]-[.E$2])^2" office:value-type="float" office:value="210.5401">
            <text:p>210.5401</text:p>
          </table:table-cell>
          <table:table-cell table:formula="of:=([.B57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80]-[.E$2])^2" office:value-type="float" office:value="6.2001">
            <text:p>6.2001</text:p>
          </table:table-cell>
          <table:table-cell table:formula="of:=([.B58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81]-[.E$2])^2" office:value-type="float" office:value="12.3201">
            <text:p>12.3201</text:p>
          </table:table-cell>
          <table:table-cell table:formula="of:=([.B58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582]-[.E$2])^2" office:value-type="float" office:value="2.2801">
            <text:p>2.2801</text:p>
          </table:table-cell>
          <table:table-cell table:formula="of:=([.B582]-[.F$2])^2" office:value-type="float" office:value="210.743289">
            <text:p>210.74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83]-[.E$2])^2" office:value-type="float" office:value="2.2201">
            <text:p>2.2201</text:p>
          </table:table-cell>
          <table:table-cell table:formula="of:=([.B58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584]-[.E$2])^2" office:value-type="float" office:value="12.3201">
            <text:p>12.3201</text:p>
          </table:table-cell>
          <table:table-cell table:formula="of:=([.B58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85]-[.E$2])^2" office:value-type="float" office:value="56.4001">
            <text:p>56.4001</text:p>
          </table:table-cell>
          <table:table-cell table:formula="of:=([.B5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586]-[.E$2])^2" office:value-type="float" office:value="12.1801">
            <text:p>12.1801</text:p>
          </table:table-cell>
          <table:table-cell table:formula="of:=([.B58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87]-[.E$2])^2" office:value-type="float" office:value="2.2201">
            <text:p>2.2201</text:p>
          </table:table-cell>
          <table:table-cell table:formula="of:=([.B58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88]-[.E$2])^2" office:value-type="float" office:value="6.2001">
            <text:p>6.2001</text:p>
          </table:table-cell>
          <table:table-cell table:formula="of:=([.B58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89]-[.E$2])^2" office:value-type="float" office:value="2.2201">
            <text:p>2.2201</text:p>
          </table:table-cell>
          <table:table-cell table:formula="of:=([.B58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590]-[.E$2])^2" office:value-type="float" office:value="342.6201">
            <text:p>342.6201</text:p>
          </table:table-cell>
          <table:table-cell table:formula="of:=([.B59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591]-[.E$2])^2" office:value-type="float" office:value="272.5801">
            <text:p>272.5801</text:p>
          </table:table-cell>
          <table:table-cell table:formula="of:=([.B591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92]-[.E$2])^2" office:value-type="float" office:value="42.3801">
            <text:p>42.3801</text:p>
          </table:table-cell>
          <table:table-cell table:formula="of:=([.B59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593]-[.E$2])^2" office:value-type="float" office:value="30.3601">
            <text:p>30.3601</text:p>
          </table:table-cell>
          <table:table-cell table:formula="of:=([.B5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594]-[.E$2])^2" office:value-type="float" office:value="30.3601">
            <text:p>30.3601</text:p>
          </table:table-cell>
          <table:table-cell table:formula="of:=([.B59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95]-[.E$2])^2" office:value-type="float" office:value="2.2201">
            <text:p>2.2201</text:p>
          </table:table-cell>
          <table:table-cell table:formula="of:=([.B59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596]-[.E$2])^2" office:value-type="float" office:value="0.2601">
            <text:p>0.2601</text:p>
          </table:table-cell>
          <table:table-cell table:formula="of:=([.B596]-[.F$2])^2" office:value-type="float" office:value="651.117289">
            <text:p>651.11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97]-[.E$2])^2" office:value-type="float" office:value="2.2201">
            <text:p>2.2201</text:p>
          </table:table-cell>
          <table:table-cell table:formula="of:=([.B5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98]-[.E$2])^2" office:value-type="float" office:value="6.2001">
            <text:p>6.2001</text:p>
          </table:table-cell>
          <table:table-cell table:formula="of:=([.B5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9]-[.E$2])^2" office:value-type="float" office:value="0.2401">
            <text:p>0.2401</text:p>
          </table:table-cell>
          <table:table-cell table:formula="of:=([.B59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00]-[.E$2])^2" office:value-type="float" office:value="6.2001">
            <text:p>6.2001</text:p>
          </table:table-cell>
          <table:table-cell table:formula="of:=([.B6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01]-[.E$2])^2" office:value-type="float" office:value="42.1201">
            <text:p>42.1201</text:p>
          </table:table-cell>
          <table:table-cell table:formula="of:=([.B60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02]-[.E$2])^2" office:value-type="float" office:value="2.2201">
            <text:p>2.2201</text:p>
          </table:table-cell>
          <table:table-cell table:formula="of:=([.B60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03]-[.E$2])^2" office:value-type="float" office:value="30.1401">
            <text:p>30.1401</text:p>
          </table:table-cell>
          <table:table-cell table:formula="of:=([.B60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04]-[.E$2])^2" office:value-type="float" office:value="6.2001">
            <text:p>6.2001</text:p>
          </table:table-cell>
          <table:table-cell table:formula="of:=([.B60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605]-[.E$2])^2" office:value-type="float" office:value="12.1801">
            <text:p>12.1801</text:p>
          </table:table-cell>
          <table:table-cell table:formula="of:=([.B60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06]-[.E$2])^2" office:value-type="float" office:value="0.2401">
            <text:p>0.2401</text:p>
          </table:table-cell>
          <table:table-cell table:formula="of:=([.B6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607]-[.E$2])^2" office:value-type="float" office:value="240.5601">
            <text:p>240.5601</text:p>
          </table:table-cell>
          <table:table-cell table:formula="of:=([.B60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08]-[.E$2])^2" office:value-type="float" office:value="2.2201">
            <text:p>2.2201</text:p>
          </table:table-cell>
          <table:table-cell table:formula="of:=([.B6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609]-[.E$2])^2" office:value-type="float" office:value="6.2001">
            <text:p>6.2001</text:p>
          </table:table-cell>
          <table:table-cell table:formula="of:=([.B60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10]-[.E$2])^2" office:value-type="float" office:value="2.2201">
            <text:p>2.2201</text:p>
          </table:table-cell>
          <table:table-cell table:formula="of:=([.B61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11]-[.E$2])^2" office:value-type="float" office:value="2.2801">
            <text:p>2.2801</text:p>
          </table:table-cell>
          <table:table-cell table:formula="of:=([.B611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2]-[.E$2])^2" office:value-type="float" office:value="0.2401">
            <text:p>0.2401</text:p>
          </table:table-cell>
          <table:table-cell table:formula="of:=([.B61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13]-[.E$2])^2" office:value-type="float" office:value="6.2001">
            <text:p>6.2001</text:p>
          </table:table-cell>
          <table:table-cell table:formula="of:=([.B61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([.A614]-[.E$2])^2" office:value-type="float" office:value="702.7801">
            <text:p>702.7801</text:p>
          </table:table-cell>
          <table:table-cell table:formula="of:=([.B614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15]-[.E$2])^2" office:value-type="float" office:value="6.2001">
            <text:p>6.2001</text:p>
          </table:table-cell>
          <table:table-cell table:formula="of:=([.B6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16]-[.E$2])^2" office:value-type="float" office:value="0.2401">
            <text:p>0.2401</text:p>
          </table:table-cell>
          <table:table-cell table:formula="of:=([.B61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17]-[.E$2])^2" office:value-type="float" office:value="30.3601">
            <text:p>30.3601</text:p>
          </table:table-cell>
          <table:table-cell table:formula="of:=([.B61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18]-[.E$2])^2" office:value-type="float" office:value="6.2001">
            <text:p>6.2001</text:p>
          </table:table-cell>
          <table:table-cell table:formula="of:=([.B61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619]-[.E$2])^2" office:value-type="float" office:value="12.1801">
            <text:p>12.1801</text:p>
          </table:table-cell>
          <table:table-cell table:formula="of:=([.B619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20]-[.E$2])^2" office:value-type="float" office:value="0.2401">
            <text:p>0.2401</text:p>
          </table:table-cell>
          <table:table-cell table:formula="of:=([.B62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21]-[.E$2])^2" office:value-type="float" office:value="42.3801">
            <text:p>42.3801</text:p>
          </table:table-cell>
          <table:table-cell table:formula="of:=([.B62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622]-[.E$2])^2" office:value-type="float" office:value="12.1801">
            <text:p>12.1801</text:p>
          </table:table-cell>
          <table:table-cell table:formula="of:=([.B62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23]-[.E$2])^2" office:value-type="float" office:value="2.2201">
            <text:p>2.2201</text:p>
          </table:table-cell>
          <table:table-cell table:formula="of:=([.B6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624]-[.E$2])^2" office:value-type="float" office:value="12.3201">
            <text:p>12.3201</text:p>
          </table:table-cell>
          <table:table-cell table:formula="of:=([.B62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25]-[.E$2])^2" office:value-type="float" office:value="20.1601">
            <text:p>20.1601</text:p>
          </table:table-cell>
          <table:table-cell table:formula="of:=([.B62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626]-[.E$2])^2" office:value-type="float" office:value="12.1801">
            <text:p>12.1801</text:p>
          </table:table-cell>
          <table:table-cell table:formula="of:=([.B6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627]-[.E$2])^2" office:value-type="float" office:value="56.1001">
            <text:p>56.1001</text:p>
          </table:table-cell>
          <table:table-cell table:formula="of:=([.B62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628]-[.E$2])^2" office:value-type="float" office:value="2.2201">
            <text:p>2.2201</text:p>
          </table:table-cell>
          <table:table-cell table:formula="of:=([.B628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629]-[.E$2])^2" office:value-type="float" office:value="210.5401">
            <text:p>210.5401</text:p>
          </table:table-cell>
          <table:table-cell table:formula="of:=([.B629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30]-[.E$2])^2" office:value-type="float" office:value="12.3201">
            <text:p>12.3201</text:p>
          </table:table-cell>
          <table:table-cell table:formula="of:=([.B63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31]-[.E$2])^2" office:value-type="float" office:value="20.1601">
            <text:p>20.1601</text:p>
          </table:table-cell>
          <table:table-cell table:formula="of:=([.B6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32]-[.E$2])^2" office:value-type="float" office:value="2.2201">
            <text:p>2.2201</text:p>
          </table:table-cell>
          <table:table-cell table:formula="of:=([.B63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633]-[.E$2])^2" office:value-type="float" office:value="30.1401">
            <text:p>30.1401</text:p>
          </table:table-cell>
          <table:table-cell table:formula="of:=([.B63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34]-[.E$2])^2" office:value-type="float" office:value="12.1801">
            <text:p>12.1801</text:p>
          </table:table-cell>
          <table:table-cell table:formula="of:=([.B6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A635]-[.E$2])^2" office:value-type="float" office:value="20.1601">
            <text:p>20.1601</text:p>
          </table:table-cell>
          <table:table-cell table:formula="of:=([.B6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36]-[.E$2])^2" office:value-type="float" office:value="30.1401">
            <text:p>30.1401</text:p>
          </table:table-cell>
          <table:table-cell table:formula="of:=([.B63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637]-[.E$2])^2" office:value-type="float" office:value="0.2601">
            <text:p>0.2601</text:p>
          </table:table-cell>
          <table:table-cell table:formula="of:=([.B63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638]-[.E$2])^2" office:value-type="float" office:value="30.1401">
            <text:p>30.1401</text:p>
          </table:table-cell>
          <table:table-cell table:formula="of:=([.B63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39]-[.E$2])^2" office:value-type="float" office:value="6.2001">
            <text:p>6.2001</text:p>
          </table:table-cell>
          <table:table-cell table:formula="of:=([.B6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40]-[.E$2])^2" office:value-type="float" office:value="6.2001">
            <text:p>6.2001</text:p>
          </table:table-cell>
          <table:table-cell table:formula="of:=([.B64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641]-[.E$2])^2" office:value-type="float" office:value="42.1201">
            <text:p>42.1201</text:p>
          </table:table-cell>
          <table:table-cell table:formula="of:=([.B6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42]-[.E$2])^2" office:value-type="float" office:value="6.2001">
            <text:p>6.2001</text:p>
          </table:table-cell>
          <table:table-cell table:formula="of:=([.B64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643]-[.E$2])^2" office:value-type="float" office:value="6.3001">
            <text:p>6.3001</text:p>
          </table:table-cell>
          <table:table-cell table:formula="of:=([.B64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44]-[.E$2])^2" office:value-type="float" office:value="20.1601">
            <text:p>20.1601</text:p>
          </table:table-cell>
          <table:table-cell table:formula="of:=([.B64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645]-[.E$2])^2" office:value-type="float" office:value="12.1801">
            <text:p>12.1801</text:p>
          </table:table-cell>
          <table:table-cell table:formula="of:=([.B645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6]-[.E$2])^2" office:value-type="float" office:value="2.2201">
            <text:p>2.2201</text:p>
          </table:table-cell>
          <table:table-cell table:formula="of:=([.B64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647]-[.E$2])^2" office:value-type="float" office:value="0.2401">
            <text:p>0.2401</text:p>
          </table:table-cell>
          <table:table-cell table:formula="of:=([.B64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8]-[.E$2])^2" office:value-type="float" office:value="2.2201">
            <text:p>2.2201</text:p>
          </table:table-cell>
          <table:table-cell table:formula="of:=([.B64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9]-[.E$2])^2" office:value-type="float" office:value="0.2601">
            <text:p>0.2601</text:p>
          </table:table-cell>
          <table:table-cell table:formula="of:=([.B64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650]-[.E$2])^2" office:value-type="float" office:value="42.3801">
            <text:p>42.3801</text:p>
          </table:table-cell>
          <table:table-cell table:formula="of:=([.B65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651]-[.E$2])^2" office:value-type="float" office:value="12.1801">
            <text:p>12.1801</text:p>
          </table:table-cell>
          <table:table-cell table:formula="of:=([.B65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52]-[.E$2])^2" office:value-type="float" office:value="2.2201">
            <text:p>2.2201</text:p>
          </table:table-cell>
          <table:table-cell table:formula="of:=([.B6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53]-[.E$2])^2" office:value-type="float" office:value="20.3401">
            <text:p>20.3401</text:p>
          </table:table-cell>
          <table:table-cell table:formula="of:=([.B6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654]-[.E$2])^2" office:value-type="float" office:value="12.3201">
            <text:p>12.3201</text:p>
          </table:table-cell>
          <table:table-cell table:formula="of:=([.B6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655]-[.E$2])^2" office:value-type="float" office:value="12.1801">
            <text:p>12.1801</text:p>
          </table:table-cell>
          <table:table-cell table:formula="of:=([.B655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56]-[.E$2])^2" office:value-type="float" office:value="20.1601">
            <text:p>20.1601</text:p>
          </table:table-cell>
          <table:table-cell table:formula="of:=([.B65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657]-[.E$2])^2" office:value-type="float" office:value="2.2801">
            <text:p>2.2801</text:p>
          </table:table-cell>
          <table:table-cell table:formula="of:=([.B657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58]-[.E$2])^2" office:value-type="float" office:value="30.1401">
            <text:p>30.1401</text:p>
          </table:table-cell>
          <table:table-cell table:formula="of:=([.B6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59]-[.E$2])^2" office:value-type="float" office:value="20.3401">
            <text:p>20.3401</text:p>
          </table:table-cell>
          <table:table-cell table:formula="of:=([.B65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60]-[.E$2])^2" office:value-type="float" office:value="2.2201">
            <text:p>2.2201</text:p>
          </table:table-cell>
          <table:table-cell table:formula="of:=([.B6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661]-[.E$2])^2" office:value-type="float" office:value="0.2601">
            <text:p>0.2601</text:p>
          </table:table-cell>
          <table:table-cell table:formula="of:=([.B6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62]-[.E$2])^2" office:value-type="float" office:value="6.3001">
            <text:p>6.3001</text:p>
          </table:table-cell>
          <table:table-cell table:formula="of:=([.B66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63]-[.E$2])^2" office:value-type="float" office:value="2.2201">
            <text:p>2.2201</text:p>
          </table:table-cell>
          <table:table-cell table:formula="of:=([.B6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64]-[.E$2])^2" office:value-type="float" office:value="6.3001">
            <text:p>6.3001</text:p>
          </table:table-cell>
          <table:table-cell table:formula="of:=([.B66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65]-[.E$2])^2" office:value-type="float" office:value="2.2801">
            <text:p>2.2801</text:p>
          </table:table-cell>
          <table:table-cell table:formula="of:=([.B66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666]-[.E$2])^2" office:value-type="float" office:value="42.1201">
            <text:p>42.1201</text:p>
          </table:table-cell>
          <table:table-cell table:formula="of:=([.B66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7]-[.E$2])^2" office:value-type="float" office:value="6.2001">
            <text:p>6.2001</text:p>
          </table:table-cell>
          <table:table-cell table:formula="of:=([.B66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668]-[.E$2])^2" office:value-type="float" office:value="0.2401">
            <text:p>0.2401</text:p>
          </table:table-cell>
          <table:table-cell table:formula="of:=([.B66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9]-[.E$2])^2" office:value-type="float" office:value="6.2001">
            <text:p>6.2001</text:p>
          </table:table-cell>
          <table:table-cell table:formula="of:=([.B6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70]-[.E$2])^2" office:value-type="float" office:value="2.2201">
            <text:p>2.2201</text:p>
          </table:table-cell>
          <table:table-cell table:formula="of:=([.B67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71]-[.E$2])^2" office:value-type="float" office:value="42.1201">
            <text:p>42.1201</text:p>
          </table:table-cell>
          <table:table-cell table:formula="of:=([.B6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72]-[.E$2])^2" office:value-type="float" office:value="20.1601">
            <text:p>20.1601</text:p>
          </table:table-cell>
          <table:table-cell table:formula="of:=([.B6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673]-[.E$2])^2" office:value-type="float" office:value="2.2201">
            <text:p>2.2201</text:p>
          </table:table-cell>
          <table:table-cell table:formula="of:=([.B673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formula="of:=([.A674]-[.E$2])^2" office:value-type="float" office:value="56.4001">
            <text:p>56.4001</text:p>
          </table:table-cell>
          <table:table-cell table:formula="of:=([.B674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75]-[.E$2])^2" office:value-type="float" office:value="12.1801">
            <text:p>12.1801</text:p>
          </table:table-cell>
          <table:table-cell table:formula="of:=([.B6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676]-[.E$2])^2" office:value-type="float" office:value="56.1001">
            <text:p>56.1001</text:p>
          </table:table-cell>
          <table:table-cell table:formula="of:=([.B6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677]-[.E$2])^2" office:value-type="float" office:value="6.2001">
            <text:p>6.2001</text:p>
          </table:table-cell>
          <table:table-cell table:formula="of:=([.B677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78]-[.E$2])^2" office:value-type="float" office:value="42.3801">
            <text:p>42.3801</text:p>
          </table:table-cell>
          <table:table-cell table:formula="of:=([.B6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679]-[.E$2])^2" office:value-type="float" office:value="12.1801">
            <text:p>12.1801</text:p>
          </table:table-cell>
          <table:table-cell table:formula="of:=([.B6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80]-[.E$2])^2" office:value-type="float" office:value="6.2001">
            <text:p>6.2001</text:p>
          </table:table-cell>
          <table:table-cell table:formula="of:=([.B68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681]-[.E$2])^2" office:value-type="float" office:value="6.2001">
            <text:p>6.2001</text:p>
          </table:table-cell>
          <table:table-cell table:formula="of:=([.B68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82]-[.E$2])^2" office:value-type="float" office:value="6.2001">
            <text:p>6.2001</text:p>
          </table:table-cell>
          <table:table-cell table:formula="of:=([.B6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83]-[.E$2])^2" office:value-type="float" office:value="12.1801">
            <text:p>12.1801</text:p>
          </table:table-cell>
          <table:table-cell table:formula="of:=([.B68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84]-[.E$2])^2" office:value-type="float" office:value="56.4001">
            <text:p>56.4001</text:p>
          </table:table-cell>
          <table:table-cell table:formula="of:=([.B684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85]-[.E$2])^2" office:value-type="float" office:value="30.1401">
            <text:p>30.1401</text:p>
          </table:table-cell>
          <table:table-cell table:formula="of:=([.B68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86]-[.E$2])^2" office:value-type="float" office:value="6.2001">
            <text:p>6.2001</text:p>
          </table:table-cell>
          <table:table-cell table:formula="of:=([.B68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87]-[.E$2])^2" office:value-type="float" office:value="2.2201">
            <text:p>2.2201</text:p>
          </table:table-cell>
          <table:table-cell table:formula="of:=([.B68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688]-[.E$2])^2" office:value-type="float" office:value="0.2401">
            <text:p>0.2401</text:p>
          </table:table-cell>
          <table:table-cell table:formula="of:=([.B68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689]-[.E$2])^2" office:value-type="float" office:value="306.6001">
            <text:p>306.6001</text:p>
          </table:table-cell>
          <table:table-cell table:formula="of:=([.B689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690]-[.E$2])^2" office:value-type="float" office:value="12.1801">
            <text:p>12.1801</text:p>
          </table:table-cell>
          <table:table-cell table:formula="of:=([.B69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691]-[.E$2])^2" office:value-type="float" office:value="90.4401">
            <text:p>90.4401</text:p>
          </table:table-cell>
          <table:table-cell table:formula="of:=([.B6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[.A692]-[.E$2])^2" office:value-type="float" office:value="0.2601">
            <text:p>0.2601</text:p>
          </table:table-cell>
          <table:table-cell table:formula="of:=([.B69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93]-[.E$2])^2" office:value-type="float" office:value="6.2001">
            <text:p>6.2001</text:p>
          </table:table-cell>
          <table:table-cell table:formula="of:=([.B69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694]-[.E$2])^2" office:value-type="float" office:value="132.4801">
            <text:p>132.4801</text:p>
          </table:table-cell>
          <table:table-cell table:formula="of:=([.B69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95]-[.E$2])^2" office:value-type="float" office:value="20.1601">
            <text:p>20.1601</text:p>
          </table:table-cell>
          <table:table-cell table:formula="of:=([.B6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A696]-[.E$2])^2" office:value-type="float" office:value="20.1601">
            <text:p>20.1601</text:p>
          </table:table-cell>
          <table:table-cell table:formula="of:=([.B69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97]-[.E$2])^2" office:value-type="float" office:value="6.2001">
            <text:p>6.2001</text:p>
          </table:table-cell>
          <table:table-cell table:formula="of:=([.B69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98]-[.E$2])^2" office:value-type="float" office:value="2.2201">
            <text:p>2.2201</text:p>
          </table:table-cell>
          <table:table-cell table:formula="of:=([.B69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99]-[.E$2])^2" office:value-type="float" office:value="12.3201">
            <text:p>12.3201</text:p>
          </table:table-cell>
          <table:table-cell table:formula="of:=([.B69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00]-[.E$2])^2" office:value-type="float" office:value="6.2001">
            <text:p>6.2001</text:p>
          </table:table-cell>
          <table:table-cell table:formula="of:=([.B7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01]-[.E$2])^2" office:value-type="float" office:value="42.1201">
            <text:p>42.1201</text:p>
          </table:table-cell>
          <table:table-cell table:formula="of:=([.B7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02]-[.E$2])^2" office:value-type="float" office:value="2.2201">
            <text:p>2.2201</text:p>
          </table:table-cell>
          <table:table-cell table:formula="of:=([.B70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703]-[.E$2])^2" office:value-type="float" office:value="12.1801">
            <text:p>12.1801</text:p>
          </table:table-cell>
          <table:table-cell table:formula="of:=([.B7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04]-[.E$2])^2" office:value-type="float" office:value="56.1001">
            <text:p>56.1001</text:p>
          </table:table-cell>
          <table:table-cell table:formula="of:=([.B7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05]-[.E$2])^2" office:value-type="float" office:value="2.2201">
            <text:p>2.2201</text:p>
          </table:table-cell>
          <table:table-cell table:formula="of:=([.B70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([.A706]-[.E$2])^2" office:value-type="float" office:value="30.3601">
            <text:p>30.3601</text:p>
          </table:table-cell>
          <table:table-cell table:formula="of:=([.B70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07]-[.E$2])^2" office:value-type="float" office:value="342.6201">
            <text:p>342.6201</text:p>
          </table:table-cell>
          <table:table-cell table:formula="of:=([.B707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08]-[.E$2])^2" office:value-type="float" office:value="6.2001">
            <text:p>6.2001</text:p>
          </table:table-cell>
          <table:table-cell table:formula="of:=([.B7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09]-[.E$2])^2" office:value-type="float" office:value="2.2201">
            <text:p>2.2201</text:p>
          </table:table-cell>
          <table:table-cell table:formula="of:=([.B70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10]-[.E$2])^2" office:value-type="float" office:value="6.2001">
            <text:p>6.2001</text:p>
          </table:table-cell>
          <table:table-cell table:formula="of:=([.B71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711]-[.E$2])^2" office:value-type="float" office:value="6.2001">
            <text:p>6.2001</text:p>
          </table:table-cell>
          <table:table-cell table:formula="of:=([.B71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712]-[.E$2])^2" office:value-type="float" office:value="30.1401">
            <text:p>30.1401</text:p>
          </table:table-cell>
          <table:table-cell table:formula="of:=([.B71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13]-[.E$2])^2" office:value-type="float" office:value="42.1201">
            <text:p>42.1201</text:p>
          </table:table-cell>
          <table:table-cell table:formula="of:=([.B71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714]-[.E$2])^2" office:value-type="float" office:value="0.2601">
            <text:p>0.2601</text:p>
          </table:table-cell>
          <table:table-cell table:formula="of:=([.B714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15]-[.E$2])^2" office:value-type="float" office:value="20.1601">
            <text:p>20.1601</text:p>
          </table:table-cell>
          <table:table-cell table:formula="of:=([.B71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716]-[.E$2])^2" office:value-type="float" office:value="42.3801">
            <text:p>42.3801</text:p>
          </table:table-cell>
          <table:table-cell table:formula="of:=([.B71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717]-[.E$2])^2" office:value-type="float" office:value="272.5801">
            <text:p>272.5801</text:p>
          </table:table-cell>
          <table:table-cell table:formula="of:=([.B71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18]-[.E$2])^2" office:value-type="float" office:value="12.1801">
            <text:p>12.1801</text:p>
          </table:table-cell>
          <table:table-cell table:formula="of:=([.B7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19]-[.E$2])^2" office:value-type="float" office:value="6.2001">
            <text:p>6.2001</text:p>
          </table:table-cell>
          <table:table-cell table:formula="of:=([.B7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20]-[.E$2])^2" office:value-type="float" office:value="6.2001">
            <text:p>6.2001</text:p>
          </table:table-cell>
          <table:table-cell table:formula="of:=([.B7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21]-[.E$2])^2" office:value-type="float" office:value="6.2001">
            <text:p>6.2001</text:p>
          </table:table-cell>
          <table:table-cell table:formula="of:=([.B7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22]-[.E$2])^2" office:value-type="float" office:value="42.1201">
            <text:p>42.1201</text:p>
          </table:table-cell>
          <table:table-cell table:formula="of:=([.B72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23]-[.E$2])^2" office:value-type="float" office:value="6.2001">
            <text:p>6.2001</text:p>
          </table:table-cell>
          <table:table-cell table:formula="of:=([.B7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formula="of:=([.A724]-[.E$2])^2" office:value-type="float" office:value="0.2601">
            <text:p>0.2601</text:p>
          </table:table-cell>
          <table:table-cell table:formula="of:=([.B724]-[.F$2])^2" office:value-type="float" office:value="2654.001289">
            <text:p>2654.0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25]-[.E$2])^2" office:value-type="float" office:value="2.2201">
            <text:p>2.2201</text:p>
          </table:table-cell>
          <table:table-cell table:formula="of:=([.B7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726]-[.E$2])^2" office:value-type="float" office:value="6.2001">
            <text:p>6.2001</text:p>
          </table:table-cell>
          <table:table-cell table:formula="of:=([.B72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27]-[.E$2])^2" office:value-type="float" office:value="2.2201">
            <text:p>2.2201</text:p>
          </table:table-cell>
          <table:table-cell table:formula="of:=([.B72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28]-[.E$2])^2" office:value-type="float" office:value="0.2401">
            <text:p>0.2401</text:p>
          </table:table-cell>
          <table:table-cell table:formula="of:=([.B72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A729]-[.E$2])^2" office:value-type="float" office:value="20.1601">
            <text:p>20.1601</text:p>
          </table:table-cell>
          <table:table-cell table:formula="of:=([.B729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730]-[.E$2])^2" office:value-type="float" office:value="2.2201">
            <text:p>2.2201</text:p>
          </table:table-cell>
          <table:table-cell table:formula="of:=([.B7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31]-[.E$2])^2" office:value-type="float" office:value="56.1001">
            <text:p>56.1001</text:p>
          </table:table-cell>
          <table:table-cell table:formula="of:=([.B73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732]-[.E$2])^2" office:value-type="float" office:value="156.5001">
            <text:p>156.5001</text:p>
          </table:table-cell>
          <table:table-cell table:formula="of:=([.B73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3]-[.E$2])^2" office:value-type="float" office:value="6.3001">
            <text:p>6.3001</text:p>
          </table:table-cell>
          <table:table-cell table:formula="of:=([.B733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34]-[.E$2])^2" office:value-type="float" office:value="2.2201">
            <text:p>2.2201</text:p>
          </table:table-cell>
          <table:table-cell table:formula="of:=([.B7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35]-[.E$2])^2" office:value-type="float" office:value="42.1201">
            <text:p>42.1201</text:p>
          </table:table-cell>
          <table:table-cell table:formula="of:=([.B73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36]-[.E$2])^2" office:value-type="float" office:value="0.2401">
            <text:p>0.2401</text:p>
          </table:table-cell>
          <table:table-cell table:formula="of:=([.B73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737]-[.E$2])^2" office:value-type="float" office:value="6.3001">
            <text:p>6.3001</text:p>
          </table:table-cell>
          <table:table-cell table:formula="of:=([.B73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38]-[.E$2])^2" office:value-type="float" office:value="90.4401">
            <text:p>90.4401</text:p>
          </table:table-cell>
          <table:table-cell table:formula="of:=([.B738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39]-[.E$2])^2" office:value-type="float" office:value="30.3601">
            <text:p>30.3601</text:p>
          </table:table-cell>
          <table:table-cell table:formula="of:=([.B7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0]-[.E$2])^2" office:value-type="float" office:value="2.2201">
            <text:p>2.2201</text:p>
          </table:table-cell>
          <table:table-cell table:formula="of:=([.B74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41]-[.E$2])^2" office:value-type="float" office:value="42.1201">
            <text:p>42.1201</text:p>
          </table:table-cell>
          <table:table-cell table:formula="of:=([.B7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742]-[.E$2])^2" office:value-type="float" office:value="20.1601">
            <text:p>20.1601</text:p>
          </table:table-cell>
          <table:table-cell table:formula="of:=([.B742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([.A743]-[.E$2])^2" office:value-type="float" office:value="600.7401">
            <text:p>600.7401</text:p>
          </table:table-cell>
          <table:table-cell table:formula="of:=([.B743]-[.F$2])^2" office:value-type="float" office:value="380.913289">
            <text:p>380.91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4]-[.E$2])^2" office:value-type="float" office:value="2.2201">
            <text:p>2.2201</text:p>
          </table:table-cell>
          <table:table-cell table:formula="of:=([.B74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45]-[.E$2])^2" office:value-type="float" office:value="42.1201">
            <text:p>42.1201</text:p>
          </table:table-cell>
          <table:table-cell table:formula="of:=([.B74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46]-[.E$2])^2" office:value-type="float" office:value="12.1801">
            <text:p>12.1801</text:p>
          </table:table-cell>
          <table:table-cell table:formula="of:=([.B74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7]-[.E$2])^2" office:value-type="float" office:value="2.2201">
            <text:p>2.2201</text:p>
          </table:table-cell>
          <table:table-cell table:formula="of:=([.B74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748]-[.E$2])^2" office:value-type="float" office:value="12.1801">
            <text:p>12.1801</text:p>
          </table:table-cell>
          <table:table-cell table:formula="of:=([.B74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9]-[.E$2])^2" office:value-type="float" office:value="2.2201">
            <text:p>2.2201</text:p>
          </table:table-cell>
          <table:table-cell table:formula="of:=([.B74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750]-[.E$2])^2" office:value-type="float" office:value="42.1201">
            <text:p>42.1201</text:p>
          </table:table-cell>
          <table:table-cell table:formula="of:=([.B75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751]-[.E$2])^2" office:value-type="float" office:value="30.3601">
            <text:p>30.3601</text:p>
          </table:table-cell>
          <table:table-cell table:formula="of:=([.B75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2]-[.E$2])^2" office:value-type="float" office:value="0.2401">
            <text:p>0.2401</text:p>
          </table:table-cell>
          <table:table-cell table:formula="of:=([.B7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53]-[.E$2])^2" office:value-type="float" office:value="56.1001">
            <text:p>56.1001</text:p>
          </table:table-cell>
          <table:table-cell table:formula="of:=([.B75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4]-[.E$2])^2" office:value-type="float" office:value="12.1801">
            <text:p>12.1801</text:p>
          </table:table-cell>
          <table:table-cell table:formula="of:=([.B7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55]-[.E$2])^2" office:value-type="float" office:value="20.1601">
            <text:p>20.1601</text:p>
          </table:table-cell>
          <table:table-cell table:formula="of:=([.B7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756]-[.E$2])^2" office:value-type="float" office:value="2.2801">
            <text:p>2.2801</text:p>
          </table:table-cell>
          <table:table-cell table:formula="of:=([.B756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57]-[.E$2])^2" office:value-type="float" office:value="2.2201">
            <text:p>2.2201</text:p>
          </table:table-cell>
          <table:table-cell table:formula="of:=([.B75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8]-[.E$2])^2" office:value-type="float" office:value="12.1801">
            <text:p>12.1801</text:p>
          </table:table-cell>
          <table:table-cell table:formula="of:=([.B75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759]-[.E$2])^2" office:value-type="float" office:value="6.3001">
            <text:p>6.3001</text:p>
          </table:table-cell>
          <table:table-cell table:formula="of:=([.B759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60]-[.E$2])^2" office:value-type="float" office:value="56.1001">
            <text:p>56.1001</text:p>
          </table:table-cell>
          <table:table-cell table:formula="of:=([.B76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61]-[.E$2])^2" office:value-type="float" office:value="56.1001">
            <text:p>56.1001</text:p>
          </table:table-cell>
          <table:table-cell table:formula="of:=([.B761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62]-[.E$2])^2" office:value-type="float" office:value="6.2001">
            <text:p>6.2001</text:p>
          </table:table-cell>
          <table:table-cell table:formula="of:=([.B7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63]-[.E$2])^2" office:value-type="float" office:value="20.3401">
            <text:p>20.3401</text:p>
          </table:table-cell>
          <table:table-cell table:formula="of:=([.B7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764]-[.E$2])^2" office:value-type="float" office:value="12.1801">
            <text:p>12.1801</text:p>
          </table:table-cell>
          <table:table-cell table:formula="of:=([.B76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765]-[.E$2])^2" office:value-type="float" office:value="56.4001">
            <text:p>56.4001</text:p>
          </table:table-cell>
          <table:table-cell table:formula="of:=([.B765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6]-[.E$2])^2" office:value-type="float" office:value="12.3201">
            <text:p>12.3201</text:p>
          </table:table-cell>
          <table:table-cell table:formula="of:=([.B7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67]-[.E$2])^2" office:value-type="float" office:value="42.1201">
            <text:p>42.1201</text:p>
          </table:table-cell>
          <table:table-cell table:formula="of:=([.B7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68]-[.E$2])^2" office:value-type="float" office:value="2.2201">
            <text:p>2.2201</text:p>
          </table:table-cell>
          <table:table-cell table:formula="of:=([.B76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769]-[.E$2])^2" office:value-type="float" office:value="20.1601">
            <text:p>20.1601</text:p>
          </table:table-cell>
          <table:table-cell table:formula="of:=([.B76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70]-[.E$2])^2" office:value-type="float" office:value="6.2001">
            <text:p>6.2001</text:p>
          </table:table-cell>
          <table:table-cell table:formula="of:=([.B77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771]-[.E$2])^2" office:value-type="float" office:value="6.2001">
            <text:p>6.2001</text:p>
          </table:table-cell>
          <table:table-cell table:formula="of:=([.B7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72]-[.E$2])^2" office:value-type="float" office:value="2.2201">
            <text:p>2.2201</text:p>
          </table:table-cell>
          <table:table-cell table:formula="of:=([.B7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773]-[.E$2])^2" office:value-type="float" office:value="20.3401">
            <text:p>20.3401</text:p>
          </table:table-cell>
          <table:table-cell table:formula="of:=([.B77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74]-[.E$2])^2" office:value-type="float" office:value="2.2201">
            <text:p>2.2201</text:p>
          </table:table-cell>
          <table:table-cell table:formula="of:=([.B77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75]-[.E$2])^2" office:value-type="float" office:value="6.2001">
            <text:p>6.2001</text:p>
          </table:table-cell>
          <table:table-cell table:formula="of:=([.B7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776]-[.E$2])^2" office:value-type="float" office:value="30.1401">
            <text:p>30.1401</text:p>
          </table:table-cell>
          <table:table-cell table:formula="of:=([.B7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777]-[.E$2])^2" office:value-type="float" office:value="56.1001">
            <text:p>56.1001</text:p>
          </table:table-cell>
          <table:table-cell table:formula="of:=([.B77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78]-[.E$2])^2" office:value-type="float" office:value="6.2001">
            <text:p>6.2001</text:p>
          </table:table-cell>
          <table:table-cell table:formula="of:=([.B77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79]-[.E$2])^2" office:value-type="float" office:value="0.2401">
            <text:p>0.2401</text:p>
          </table:table-cell>
          <table:table-cell table:formula="of:=([.B7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80]-[.E$2])^2" office:value-type="float" office:value="20.1601">
            <text:p>20.1601</text:p>
          </table:table-cell>
          <table:table-cell table:formula="of:=([.B78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81]-[.E$2])^2" office:value-type="float" office:value="0.2401">
            <text:p>0.2401</text:p>
          </table:table-cell>
          <table:table-cell table:formula="of:=([.B78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82]-[.E$2])^2" office:value-type="float" office:value="72.4201">
            <text:p>72.4201</text:p>
          </table:table-cell>
          <table:table-cell table:formula="of:=([.B78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83]-[.E$2])^2" office:value-type="float" office:value="42.1201">
            <text:p>42.1201</text:p>
          </table:table-cell>
          <table:table-cell table:formula="of:=([.B78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84]-[.E$2])^2" office:value-type="float" office:value="20.1601">
            <text:p>20.1601</text:p>
          </table:table-cell>
          <table:table-cell table:formula="of:=([.B78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785]-[.E$2])^2" office:value-type="float" office:value="12.1801">
            <text:p>12.1801</text:p>
          </table:table-cell>
          <table:table-cell table:formula="of:=([.B78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86]-[.E$2])^2" office:value-type="float" office:value="110.4601">
            <text:p>110.4601</text:p>
          </table:table-cell>
          <table:table-cell table:formula="of:=([.B786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87]-[.E$2])^2" office:value-type="float" office:value="20.1601">
            <text:p>20.1601</text:p>
          </table:table-cell>
          <table:table-cell table:formula="of:=([.B7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788]-[.E$2])^2" office:value-type="float" office:value="0.2601">
            <text:p>0.2601</text:p>
          </table:table-cell>
          <table:table-cell table:formula="of:=([.B788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789]-[.E$2])^2" office:value-type="float" office:value="2.2201">
            <text:p>2.2201</text:p>
          </table:table-cell>
          <table:table-cell table:formula="of:=([.B7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790]-[.E$2])^2" office:value-type="float" office:value="182.5201">
            <text:p>182.5201</text:p>
          </table:table-cell>
          <table:table-cell table:formula="of:=([.B790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91]-[.E$2])^2" office:value-type="float" office:value="6.2001">
            <text:p>6.2001</text:p>
          </table:table-cell>
          <table:table-cell table:formula="of:=([.B7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792]-[.E$2])^2" office:value-type="float" office:value="42.1201">
            <text:p>42.1201</text:p>
          </table:table-cell>
          <table:table-cell table:formula="of:=([.B792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formula="of:=([.A793]-[.E$2])^2" office:value-type="float" office:value="4971.6601">
            <text:p>4971.6601</text:p>
          </table:table-cell>
          <table:table-cell table:formula="of:=([.B7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94]-[.E$2])^2" office:value-type="float" office:value="0.2601">
            <text:p>0.2601</text:p>
          </table:table-cell>
          <table:table-cell table:formula="of:=([.B79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95]-[.E$2])^2" office:value-type="float" office:value="20.1601">
            <text:p>20.1601</text:p>
          </table:table-cell>
          <table:table-cell table:formula="of:=([.B7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796]-[.E$2])^2" office:value-type="float" office:value="2.2801">
            <text:p>2.2801</text:p>
          </table:table-cell>
          <table:table-cell table:formula="of:=([.B79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97]-[.E$2])^2" office:value-type="float" office:value="6.2001">
            <text:p>6.2001</text:p>
          </table:table-cell>
          <table:table-cell table:formula="of:=([.B7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98]-[.E$2])^2" office:value-type="float" office:value="30.3601">
            <text:p>30.3601</text:p>
          </table:table-cell>
          <table:table-cell table:formula="of:=([.B7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799]-[.E$2])^2" office:value-type="float" office:value="20.1601">
            <text:p>20.1601</text:p>
          </table:table-cell>
          <table:table-cell table:formula="of:=([.B79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00]-[.E$2])^2" office:value-type="float" office:value="56.1001">
            <text:p>56.1001</text:p>
          </table:table-cell>
          <table:table-cell table:formula="of:=([.B80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01]-[.E$2])^2" office:value-type="float" office:value="2.2201">
            <text:p>2.2201</text:p>
          </table:table-cell>
          <table:table-cell table:formula="of:=([.B80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02]-[.E$2])^2" office:value-type="float" office:value="30.1401">
            <text:p>30.1401</text:p>
          </table:table-cell>
          <table:table-cell table:formula="of:=([.B8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803]-[.E$2])^2" office:value-type="float" office:value="30.3601">
            <text:p>30.3601</text:p>
          </table:table-cell>
          <table:table-cell table:formula="of:=([.B803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804]-[.E$2])^2" office:value-type="float" office:value="12.1801">
            <text:p>12.1801</text:p>
          </table:table-cell>
          <table:table-cell table:formula="of:=([.B80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05]-[.E$2])^2" office:value-type="float" office:value="56.1001">
            <text:p>56.1001</text:p>
          </table:table-cell>
          <table:table-cell table:formula="of:=([.B8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06]-[.E$2])^2" office:value-type="float" office:value="6.2001">
            <text:p>6.2001</text:p>
          </table:table-cell>
          <table:table-cell table:formula="of:=([.B80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807]-[.E$2])^2" office:value-type="float" office:value="42.1201">
            <text:p>42.1201</text:p>
          </table:table-cell>
          <table:table-cell table:formula="of:=([.B80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808]-[.E$2])^2" office:value-type="float" office:value="20.3401">
            <text:p>20.3401</text:p>
          </table:table-cell>
          <table:table-cell table:formula="of:=([.B80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09]-[.E$2])^2" office:value-type="float" office:value="2.2201">
            <text:p>2.2201</text:p>
          </table:table-cell>
          <table:table-cell table:formula="of:=([.B80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10]-[.E$2])^2" office:value-type="float" office:value="30.3601">
            <text:p>30.3601</text:p>
          </table:table-cell>
          <table:table-cell table:formula="of:=([.B81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811]-[.E$2])^2" office:value-type="float" office:value="12.1801">
            <text:p>12.1801</text:p>
          </table:table-cell>
          <table:table-cell table:formula="of:=([.B81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12]-[.E$2])^2" office:value-type="float" office:value="20.1601">
            <text:p>20.1601</text:p>
          </table:table-cell>
          <table:table-cell table:formula="of:=([.B81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13]-[.E$2])^2" office:value-type="float" office:value="56.1001">
            <text:p>56.1001</text:p>
          </table:table-cell>
          <table:table-cell table:formula="of:=([.B81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14]-[.E$2])^2" office:value-type="float" office:value="2.2201">
            <text:p>2.2201</text:p>
          </table:table-cell>
          <table:table-cell table:formula="of:=([.B81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table:formula="of:=([.A815]-[.E$2])^2" office:value-type="float" office:value="812.8201">
            <text:p>812.8201</text:p>
          </table:table-cell>
          <table:table-cell table:formula="of:=([.B815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16]-[.E$2])^2" office:value-type="float" office:value="30.1401">
            <text:p>30.1401</text:p>
          </table:table-cell>
          <table:table-cell table:formula="of:=([.B81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817]-[.E$2])^2" office:value-type="float" office:value="12.1801">
            <text:p>12.1801</text:p>
          </table:table-cell>
          <table:table-cell table:formula="of:=([.B8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18]-[.E$2])^2" office:value-type="float" office:value="42.1201">
            <text:p>42.1201</text:p>
          </table:table-cell>
          <table:table-cell table:formula="of:=([.B81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19]-[.E$2])^2" office:value-type="float" office:value="0.2401">
            <text:p>0.2401</text:p>
          </table:table-cell>
          <table:table-cell table:formula="of:=([.B8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20]-[.E$2])^2" office:value-type="float" office:value="6.2001">
            <text:p>6.2001</text:p>
          </table:table-cell>
          <table:table-cell table:formula="of:=([.B82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21]-[.E$2])^2" office:value-type="float" office:value="2.2201">
            <text:p>2.2201</text:p>
          </table:table-cell>
          <table:table-cell table:formula="of:=([.B8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22]-[.E$2])^2" office:value-type="float" office:value="2.2201">
            <text:p>2.2201</text:p>
          </table:table-cell>
          <table:table-cell table:formula="of:=([.B8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823]-[.E$2])^2" office:value-type="float" office:value="156.5001">
            <text:p>156.5001</text:p>
          </table:table-cell>
          <table:table-cell table:formula="of:=([.B823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824]-[.E$2])^2" office:value-type="float" office:value="12.3201">
            <text:p>12.3201</text:p>
          </table:table-cell>
          <table:table-cell table:formula="of:=([.B82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825]-[.E$2])^2" office:value-type="float" office:value="2.2201">
            <text:p>2.2201</text:p>
          </table:table-cell>
          <table:table-cell table:formula="of:=([.B82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26]-[.E$2])^2" office:value-type="float" office:value="30.3601">
            <text:p>30.3601</text:p>
          </table:table-cell>
          <table:table-cell table:formula="of:=([.B8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27]-[.E$2])^2" office:value-type="float" office:value="20.1601">
            <text:p>20.1601</text:p>
          </table:table-cell>
          <table:table-cell table:formula="of:=([.B82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28]-[.E$2])^2" office:value-type="float" office:value="42.1201">
            <text:p>42.1201</text:p>
          </table:table-cell>
          <table:table-cell table:formula="of:=([.B82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829]-[.E$2])^2" office:value-type="float" office:value="0.2601">
            <text:p>0.2601</text:p>
          </table:table-cell>
          <table:table-cell table:formula="of:=([.B82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830]-[.E$2])^2" office:value-type="float" office:value="12.1801">
            <text:p>12.1801</text:p>
          </table:table-cell>
          <table:table-cell table:formula="of:=([.B8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31]-[.E$2])^2" office:value-type="float" office:value="6.2001">
            <text:p>6.2001</text:p>
          </table:table-cell>
          <table:table-cell table:formula="of:=([.B83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32]-[.E$2])^2" office:value-type="float" office:value="0.2401">
            <text:p>0.2401</text:p>
          </table:table-cell>
          <table:table-cell table:formula="of:=([.B832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([.A833]-[.E$2])^2" office:value-type="float" office:value="90.4401">
            <text:p>90.4401</text:p>
          </table:table-cell>
          <table:table-cell table:formula="of:=([.B8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34]-[.E$2])^2" office:value-type="float" office:value="12.1801">
            <text:p>12.1801</text:p>
          </table:table-cell>
          <table:table-cell table:formula="of:=([.B83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35]-[.E$2])^2" office:value-type="float" office:value="2.2201">
            <text:p>2.2201</text:p>
          </table:table-cell>
          <table:table-cell table:formula="of:=([.B8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836]-[.E$2])^2" office:value-type="float" office:value="6.2001">
            <text:p>6.2001</text:p>
          </table:table-cell>
          <table:table-cell table:formula="of:=([.B8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7]-[.E$2])^2" office:value-type="float" office:value="2.2201">
            <text:p>2.2201</text:p>
          </table:table-cell>
          <table:table-cell table:formula="of:=([.B83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838]-[.E$2])^2" office:value-type="float" office:value="20.1601">
            <text:p>20.1601</text:p>
          </table:table-cell>
          <table:table-cell table:formula="of:=([.B83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39]-[.E$2])^2" office:value-type="float" office:value="12.1801">
            <text:p>12.1801</text:p>
          </table:table-cell>
          <table:table-cell table:formula="of:=([.B8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840]-[.E$2])^2" office:value-type="float" office:value="0.2401">
            <text:p>0.2401</text:p>
          </table:table-cell>
          <table:table-cell table:formula="of:=([.B84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41]-[.E$2])^2" office:value-type="float" office:value="12.3201">
            <text:p>12.3201</text:p>
          </table:table-cell>
          <table:table-cell table:formula="of:=([.B84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2]-[.E$2])^2" office:value-type="float" office:value="6.2001">
            <text:p>6.2001</text:p>
          </table:table-cell>
          <table:table-cell table:formula="of:=([.B8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3]-[.E$2])^2" office:value-type="float" office:value="6.2001">
            <text:p>6.2001</text:p>
          </table:table-cell>
          <table:table-cell table:formula="of:=([.B8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844]-[.E$2])^2" office:value-type="float" office:value="12.1801">
            <text:p>12.1801</text:p>
          </table:table-cell>
          <table:table-cell table:formula="of:=([.B84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45]-[.E$2])^2" office:value-type="float" office:value="42.3801">
            <text:p>42.3801</text:p>
          </table:table-cell>
          <table:table-cell table:formula="of:=([.B84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846]-[.E$2])^2" office:value-type="float" office:value="110.4601">
            <text:p>110.4601</text:p>
          </table:table-cell>
          <table:table-cell table:formula="of:=([.B84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47]-[.E$2])^2" office:value-type="float" office:value="12.1801">
            <text:p>12.1801</text:p>
          </table:table-cell>
          <table:table-cell table:formula="of:=([.B8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48]-[.E$2])^2" office:value-type="float" office:value="6.2001">
            <text:p>6.2001</text:p>
          </table:table-cell>
          <table:table-cell table:formula="of:=([.B8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9]-[.E$2])^2" office:value-type="float" office:value="2.2201">
            <text:p>2.2201</text:p>
          </table:table-cell>
          <table:table-cell table:formula="of:=([.B84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0]-[.E$2])^2" office:value-type="float" office:value="6.2001">
            <text:p>6.2001</text:p>
          </table:table-cell>
          <table:table-cell table:formula="of:=([.B850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([.A851]-[.E$2])^2" office:value-type="float" office:value="56.4001">
            <text:p>56.4001</text:p>
          </table:table-cell>
          <table:table-cell table:formula="of:=([.B85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formula="of:=([.A852]-[.E$2])^2" office:value-type="float" office:value="1407.0001">
            <text:p>1407.0001</text:p>
          </table:table-cell>
          <table:table-cell table:formula="of:=([.B8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53]-[.E$2])^2" office:value-type="float" office:value="6.2001">
            <text:p>6.2001</text:p>
          </table:table-cell>
          <table:table-cell table:formula="of:=([.B8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table:formula="of:=([.A854]-[.E$2])^2" office:value-type="float" office:value="0.2401">
            <text:p>0.2401</text:p>
          </table:table-cell>
          <table:table-cell table:formula="of:=([.B854]-[.F$2])^2" office:value-type="float" office:value="4832.613289">
            <text:p>4832.61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855]-[.E$2])^2" office:value-type="float" office:value="0.2601">
            <text:p>0.2601</text:p>
          </table:table-cell>
          <table:table-cell table:formula="of:=([.B855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856]-[.E$2])^2" office:value-type="float" office:value="0.2601">
            <text:p>0.2601</text:p>
          </table:table-cell>
          <table:table-cell table:formula="of:=([.B85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formula="of:=([.A857]-[.E$2])^2" office:value-type="float" office:value="552.7201">
            <text:p>552.7201</text:p>
          </table:table-cell>
          <table:table-cell table:formula="of:=([.B857]-[.F$2])^2" office:value-type="float" office:value="1641.627289">
            <text:p>1641.62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858]-[.E$2])^2" office:value-type="float" office:value="6.2001">
            <text:p>6.2001</text:p>
          </table:table-cell>
          <table:table-cell table:formula="of:=([.B85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9]-[.E$2])^2" office:value-type="float" office:value="0.2401">
            <text:p>0.2401</text:p>
          </table:table-cell>
          <table:table-cell table:formula="of:=([.B8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60]-[.E$2])^2" office:value-type="float" office:value="6.2001">
            <text:p>6.2001</text:p>
          </table:table-cell>
          <table:table-cell table:formula="of:=([.B86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61]-[.E$2])^2" office:value-type="float" office:value="56.4001">
            <text:p>56.4001</text:p>
          </table:table-cell>
          <table:table-cell table:formula="of:=([.B8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([.A862]-[.E$2])^2" office:value-type="float" office:value="156.5001">
            <text:p>156.5001</text:p>
          </table:table-cell>
          <table:table-cell table:formula="of:=([.B86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863]-[.E$2])^2" office:value-type="float" office:value="2.2201">
            <text:p>2.2201</text:p>
          </table:table-cell>
          <table:table-cell table:formula="of:=([.B863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4]-[.E$2])^2" office:value-type="float" office:value="2.2801">
            <text:p>2.2801</text:p>
          </table:table-cell>
          <table:table-cell table:formula="of:=([.B86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65]-[.E$2])^2" office:value-type="float" office:value="6.2001">
            <text:p>6.2001</text:p>
          </table:table-cell>
          <table:table-cell table:formula="of:=([.B86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66]-[.E$2])^2" office:value-type="float" office:value="6.2001">
            <text:p>6.2001</text:p>
          </table:table-cell>
          <table:table-cell table:formula="of:=([.B86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formula="of:=([.A867]-[.E$2])^2" office:value-type="float" office:value="506.7001">
            <text:p>506.7001</text:p>
          </table:table-cell>
          <table:table-cell table:formula="of:=([.B86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formula="of:=([.A868]-[.E$2])^2" office:value-type="float" office:value="90.4401">
            <text:p>90.4401</text:p>
          </table:table-cell>
          <table:table-cell table:formula="of:=([.B868]-[.F$2])^2" office:value-type="float" office:value="931.287289">
            <text:p>931.28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869]-[.E$2])^2" office:value-type="float" office:value="2.2201">
            <text:p>2.2201</text:p>
          </table:table-cell>
          <table:table-cell table:formula="of:=([.B86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870]-[.E$2])^2" office:value-type="float" office:value="30.1401">
            <text:p>30.1401</text:p>
          </table:table-cell>
          <table:table-cell table:formula="of:=([.B87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871]-[.E$2])^2" office:value-type="float" office:value="156.5001">
            <text:p>156.5001</text:p>
          </table:table-cell>
          <table:table-cell table:formula="of:=([.B871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872]-[.E$2])^2" office:value-type="float" office:value="20.1601">
            <text:p>20.1601</text:p>
          </table:table-cell>
          <table:table-cell table:formula="of:=([.B87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73]-[.E$2])^2" office:value-type="float" office:value="6.2001">
            <text:p>6.2001</text:p>
          </table:table-cell>
          <table:table-cell table:formula="of:=([.B8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874]-[.E$2])^2" office:value-type="float" office:value="6.2001">
            <text:p>6.2001</text:p>
          </table:table-cell>
          <table:table-cell table:formula="of:=([.B8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75]-[.E$2])^2" office:value-type="float" office:value="2.2201">
            <text:p>2.2201</text:p>
          </table:table-cell>
          <table:table-cell table:formula="of:=([.B8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876]-[.E$2])^2" office:value-type="float" office:value="0.2601">
            <text:p>0.2601</text:p>
          </table:table-cell>
          <table:table-cell table:formula="of:=([.B8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77]-[.E$2])^2" office:value-type="float" office:value="12.1801">
            <text:p>12.1801</text:p>
          </table:table-cell>
          <table:table-cell table:formula="of:=([.B8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8]-[.E$2])^2" office:value-type="float" office:value="56.4001">
            <text:p>56.4001</text:p>
          </table:table-cell>
          <table:table-cell table:formula="of:=([.B87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879]-[.E$2])^2" office:value-type="float" office:value="0.2401">
            <text:p>0.2401</text:p>
          </table:table-cell>
          <table:table-cell table:formula="of:=([.B8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([.A880]-[.E$2])^2" office:value-type="float" office:value="20.3401">
            <text:p>20.3401</text:p>
          </table:table-cell>
          <table:table-cell table:formula="of:=([.B88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881]-[.E$2])^2" office:value-type="float" office:value="42.3801">
            <text:p>42.3801</text:p>
          </table:table-cell>
          <table:table-cell table:formula="of:=([.B881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82]-[.E$2])^2" office:value-type="float" office:value="6.2001">
            <text:p>6.2001</text:p>
          </table:table-cell>
          <table:table-cell table:formula="of:=([.B8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883]-[.E$2])^2" office:value-type="float" office:value="20.3401">
            <text:p>20.3401</text:p>
          </table:table-cell>
          <table:table-cell table:formula="of:=([.B8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884]-[.E$2])^2" office:value-type="float" office:value="0.2601">
            <text:p>0.2601</text:p>
          </table:table-cell>
          <table:table-cell table:formula="of:=([.B884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885]-[.E$2])^2" office:value-type="float" office:value="132.4801">
            <text:p>132.4801</text:p>
          </table:table-cell>
          <table:table-cell table:formula="of:=([.B88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86]-[.E$2])^2" office:value-type="float" office:value="12.1801">
            <text:p>12.1801</text:p>
          </table:table-cell>
          <table:table-cell table:formula="of:=([.B8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887]-[.E$2])^2" office:value-type="float" office:value="20.3401">
            <text:p>20.3401</text:p>
          </table:table-cell>
          <table:table-cell table:formula="of:=([.B88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888]-[.E$2])^2" office:value-type="float" office:value="6.2001">
            <text:p>6.2001</text:p>
          </table:table-cell>
          <table:table-cell table:formula="of:=([.B88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89]-[.E$2])^2" office:value-type="float" office:value="42.1201">
            <text:p>42.1201</text:p>
          </table:table-cell>
          <table:table-cell table:formula="of:=([.B88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890]-[.E$2])^2" office:value-type="float" office:value="30.3601">
            <text:p>30.3601</text:p>
          </table:table-cell>
          <table:table-cell table:formula="of:=([.B890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891]-[.E$2])^2" office:value-type="float" office:value="6.2001">
            <text:p>6.2001</text:p>
          </table:table-cell>
          <table:table-cell table:formula="of:=([.B89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92]-[.E$2])^2" office:value-type="float" office:value="42.1201">
            <text:p>42.1201</text:p>
          </table:table-cell>
          <table:table-cell table:formula="of:=([.B8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893]-[.E$2])^2" office:value-type="float" office:value="2.2201">
            <text:p>2.2201</text:p>
          </table:table-cell>
          <table:table-cell table:formula="of:=([.B89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94]-[.E$2])^2" office:value-type="float" office:value="110.4601">
            <text:p>110.4601</text:p>
          </table:table-cell>
          <table:table-cell table:formula="of:=([.B89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95]-[.E$2])^2" office:value-type="float" office:value="30.1401">
            <text:p>30.1401</text:p>
          </table:table-cell>
          <table:table-cell table:formula="of:=([.B8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96]-[.E$2])^2" office:value-type="float" office:value="240.5601">
            <text:p>240.5601</text:p>
          </table:table-cell>
          <table:table-cell table:formula="of:=([.B8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97]-[.E$2])^2" office:value-type="float" office:value="0.2601">
            <text:p>0.2601</text:p>
          </table:table-cell>
          <table:table-cell table:formula="of:=([.B89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98]-[.E$2])^2" office:value-type="float" office:value="2.2201">
            <text:p>2.2201</text:p>
          </table:table-cell>
          <table:table-cell table:formula="of:=([.B8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99]-[.E$2])^2" office:value-type="float" office:value="56.1001">
            <text:p>56.1001</text:p>
          </table:table-cell>
          <table:table-cell table:formula="of:=([.B89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00]-[.E$2])^2" office:value-type="float" office:value="56.4001">
            <text:p>56.4001</text:p>
          </table:table-cell>
          <table:table-cell table:formula="of:=([.B9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901]-[.E$2])^2" office:value-type="float" office:value="30.1401">
            <text:p>30.1401</text:p>
          </table:table-cell>
          <table:table-cell table:formula="of:=([.B90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902]-[.E$2])^2" office:value-type="float" office:value="30.1401">
            <text:p>30.1401</text:p>
          </table:table-cell>
          <table:table-cell table:formula="of:=([.B9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03]-[.E$2])^2" office:value-type="float" office:value="6.2001">
            <text:p>6.2001</text:p>
          </table:table-cell>
          <table:table-cell table:formula="of:=([.B9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04]-[.E$2])^2" office:value-type="float" office:value="20.1601">
            <text:p>20.1601</text:p>
          </table:table-cell>
          <table:table-cell table:formula="of:=([.B9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05]-[.E$2])^2" office:value-type="float" office:value="12.1801">
            <text:p>12.1801</text:p>
          </table:table-cell>
          <table:table-cell table:formula="of:=([.B90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06]-[.E$2])^2" office:value-type="float" office:value="0.2601">
            <text:p>0.2601</text:p>
          </table:table-cell>
          <table:table-cell table:formula="of:=([.B90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([.A907]-[.E$2])^2" office:value-type="float" office:value="420.6601">
            <text:p>420.6601</text:p>
          </table:table-cell>
          <table:table-cell table:formula="of:=([.B90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908]-[.E$2])^2" office:value-type="float" office:value="2.2801">
            <text:p>2.2801</text:p>
          </table:table-cell>
          <table:table-cell table:formula="of:=([.B90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909]-[.E$2])^2" office:value-type="float" office:value="12.1801">
            <text:p>12.1801</text:p>
          </table:table-cell>
          <table:table-cell table:formula="of:=([.B90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910]-[.E$2])^2" office:value-type="float" office:value="6.2001">
            <text:p>6.2001</text:p>
          </table:table-cell>
          <table:table-cell table:formula="of:=([.B9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11]-[.E$2])^2" office:value-type="float" office:value="6.2001">
            <text:p>6.2001</text:p>
          </table:table-cell>
          <table:table-cell table:formula="of:=([.B91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12]-[.E$2])^2" office:value-type="float" office:value="6.2001">
            <text:p>6.2001</text:p>
          </table:table-cell>
          <table:table-cell table:formula="of:=([.B91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13]-[.E$2])^2" office:value-type="float" office:value="2.2201">
            <text:p>2.2201</text:p>
          </table:table-cell>
          <table:table-cell table:formula="of:=([.B91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formula="of:=([.A914]-[.E$2])^2" office:value-type="float" office:value="930.8601">
            <text:p>930.8601</text:p>
          </table:table-cell>
          <table:table-cell table:formula="of:=([.B914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15]-[.E$2])^2" office:value-type="float" office:value="2.2201">
            <text:p>2.2201</text:p>
          </table:table-cell>
          <table:table-cell table:formula="of:=([.B9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916]-[.E$2])^2" office:value-type="float" office:value="56.1001">
            <text:p>56.1001</text:p>
          </table:table-cell>
          <table:table-cell table:formula="of:=([.B91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17]-[.E$2])^2" office:value-type="float" office:value="20.1601">
            <text:p>20.1601</text:p>
          </table:table-cell>
          <table:table-cell table:formula="of:=([.B91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18]-[.E$2])^2" office:value-type="float" office:value="20.1601">
            <text:p>20.1601</text:p>
          </table:table-cell>
          <table:table-cell table:formula="of:=([.B9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19]-[.E$2])^2" office:value-type="float" office:value="12.1801">
            <text:p>12.1801</text:p>
          </table:table-cell>
          <table:table-cell table:formula="of:=([.B91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20]-[.E$2])^2" office:value-type="float" office:value="30.3601">
            <text:p>30.3601</text:p>
          </table:table-cell>
          <table:table-cell table:formula="of:=([.B92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21]-[.E$2])^2" office:value-type="float" office:value="12.1801">
            <text:p>12.1801</text:p>
          </table:table-cell>
          <table:table-cell table:formula="of:=([.B92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22]-[.E$2])^2" office:value-type="float" office:value="132.4801">
            <text:p>132.4801</text:p>
          </table:table-cell>
          <table:table-cell table:formula="of:=([.B92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23]-[.E$2])^2" office:value-type="float" office:value="2.2801">
            <text:p>2.2801</text:p>
          </table:table-cell>
          <table:table-cell table:formula="of:=([.B923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24]-[.E$2])^2" office:value-type="float" office:value="20.1601">
            <text:p>20.1601</text:p>
          </table:table-cell>
          <table:table-cell table:formula="of:=([.B9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925]-[.E$2])^2" office:value-type="float" office:value="0.2401">
            <text:p>0.2401</text:p>
          </table:table-cell>
          <table:table-cell table:formula="of:=([.B925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26]-[.E$2])^2" office:value-type="float" office:value="6.2001">
            <text:p>6.2001</text:p>
          </table:table-cell>
          <table:table-cell table:formula="of:=([.B9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927]-[.E$2])^2" office:value-type="float" office:value="90.4401">
            <text:p>90.4401</text:p>
          </table:table-cell>
          <table:table-cell table:formula="of:=([.B92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928]-[.E$2])^2" office:value-type="float" office:value="2.2801">
            <text:p>2.2801</text:p>
          </table:table-cell>
          <table:table-cell table:formula="of:=([.B92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929]-[.E$2])^2" office:value-type="float" office:value="156.5001">
            <text:p>156.5001</text:p>
          </table:table-cell>
          <table:table-cell table:formula="of:=([.B929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930]-[.E$2])^2" office:value-type="float" office:value="0.2601">
            <text:p>0.2601</text:p>
          </table:table-cell>
          <table:table-cell table:formula="of:=([.B93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931]-[.E$2])^2" office:value-type="float" office:value="2.2201">
            <text:p>2.2201</text:p>
          </table:table-cell>
          <table:table-cell table:formula="of:=([.B9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table:formula="of:=([.A932]-[.E$2])^2" office:value-type="float" office:value="5853.7801">
            <text:p>5853.7801</text:p>
          </table:table-cell>
          <table:table-cell table:formula="of:=([.B93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table:formula="of:=([.A933]-[.E$2])^2" office:value-type="float" office:value="3541.4401">
            <text:p>3541.4401</text:p>
          </table:table-cell>
          <table:table-cell table:formula="of:=([.B93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934]-[.E$2])^2" office:value-type="float" office:value="30.1401">
            <text:p>30.1401</text:p>
          </table:table-cell>
          <table:table-cell table:formula="of:=([.B93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935]-[.E$2])^2" office:value-type="float" office:value="6.2001">
            <text:p>6.2001</text:p>
          </table:table-cell>
          <table:table-cell table:formula="of:=([.B93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936]-[.E$2])^2" office:value-type="float" office:value="12.1801">
            <text:p>12.1801</text:p>
          </table:table-cell>
          <table:table-cell table:formula="of:=([.B93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37]-[.E$2])^2" office:value-type="float" office:value="12.1801">
            <text:p>12.1801</text:p>
          </table:table-cell>
          <table:table-cell table:formula="of:=([.B9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formula="of:=([.A938]-[.E$2])^2" office:value-type="float" office:value="272.5801">
            <text:p>272.5801</text:p>
          </table:table-cell>
          <table:table-cell table:formula="of:=([.B938]-[.F$2])^2" office:value-type="float" office:value="757.185289">
            <text:p>757.185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([.A939]-[.E$2])^2" office:value-type="float" office:value="72.4201">
            <text:p>72.4201</text:p>
          </table:table-cell>
          <table:table-cell table:formula="of:=([.B939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A940]-[.E$2])^2" office:value-type="float" office:value="12.1801">
            <text:p>12.1801</text:p>
          </table:table-cell>
          <table:table-cell table:formula="of:=([.B94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41]-[.E$2])^2" office:value-type="float" office:value="6.2001">
            <text:p>6.2001</text:p>
          </table:table-cell>
          <table:table-cell table:formula="of:=([.B94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42]-[.E$2])^2" office:value-type="float" office:value="0.2401">
            <text:p>0.2401</text:p>
          </table:table-cell>
          <table:table-cell table:formula="of:=([.B94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943]-[.E$2])^2" office:value-type="float" office:value="6.2001">
            <text:p>6.2001</text:p>
          </table:table-cell>
          <table:table-cell table:formula="of:=([.B943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944]-[.E$2])^2" office:value-type="float" office:value="210.5401">
            <text:p>210.5401</text:p>
          </table:table-cell>
          <table:table-cell table:formula="of:=([.B94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945]-[.E$2])^2" office:value-type="float" office:value="20.1601">
            <text:p>20.1601</text:p>
          </table:table-cell>
          <table:table-cell table:formula="of:=([.B94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946]-[.E$2])^2" office:value-type="float" office:value="42.1201">
            <text:p>42.1201</text:p>
          </table:table-cell>
          <table:table-cell table:formula="of:=([.B9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947]-[.E$2])^2" office:value-type="float" office:value="42.1201">
            <text:p>42.1201</text:p>
          </table:table-cell>
          <table:table-cell table:formula="of:=([.B947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48]-[.E$2])^2" office:value-type="float" office:value="20.1601">
            <text:p>20.1601</text:p>
          </table:table-cell>
          <table:table-cell table:formula="of:=([.B9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49]-[.E$2])^2" office:value-type="float" office:value="110.4601">
            <text:p>110.4601</text:p>
          </table:table-cell>
          <table:table-cell table:formula="of:=([.B949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950]-[.E$2])^2" office:value-type="float" office:value="20.1601">
            <text:p>20.1601</text:p>
          </table:table-cell>
          <table:table-cell table:formula="of:=([.B95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951]-[.E$2])^2" office:value-type="float" office:value="6.3001">
            <text:p>6.3001</text:p>
          </table:table-cell>
          <table:table-cell table:formula="of:=([.B951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2]-[.E$2])^2" office:value-type="float" office:value="2.2201">
            <text:p>2.2201</text:p>
          </table:table-cell>
          <table:table-cell table:formula="of:=([.B9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53]-[.E$2])^2" office:value-type="float" office:value="12.1801">
            <text:p>12.1801</text:p>
          </table:table-cell>
          <table:table-cell table:formula="of:=([.B95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formula="of:=([.A954]-[.E$2])^2" office:value-type="float" office:value="420.6601">
            <text:p>420.6601</text:p>
          </table:table-cell>
          <table:table-cell table:formula="of:=([.B95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55]-[.E$2])^2" office:value-type="float" office:value="6.2001">
            <text:p>6.2001</text:p>
          </table:table-cell>
          <table:table-cell table:formula="of:=([.B95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6]-[.E$2])^2" office:value-type="float" office:value="2.2201">
            <text:p>2.2201</text:p>
          </table:table-cell>
          <table:table-cell table:formula="of:=([.B95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57]-[.E$2])^2" office:value-type="float" office:value="20.1601">
            <text:p>20.1601</text:p>
          </table:table-cell>
          <table:table-cell table:formula="of:=([.B95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A958]-[.E$2])^2" office:value-type="float" office:value="42.1201">
            <text:p>42.1201</text:p>
          </table:table-cell>
          <table:table-cell table:formula="of:=([.B95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959]-[.E$2])^2" office:value-type="float" office:value="12.1801">
            <text:p>12.1801</text:p>
          </table:table-cell>
          <table:table-cell table:formula="of:=([.B95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0]-[.E$2])^2" office:value-type="float" office:value="6.2001">
            <text:p>6.2001</text:p>
          </table:table-cell>
          <table:table-cell table:formula="of:=([.B9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61]-[.E$2])^2" office:value-type="float" office:value="56.4001">
            <text:p>56.4001</text:p>
          </table:table-cell>
          <table:table-cell table:formula="of:=([.B9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62]-[.E$2])^2" office:value-type="float" office:value="2.2201">
            <text:p>2.2201</text:p>
          </table:table-cell>
          <table:table-cell table:formula="of:=([.B9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963]-[.E$2])^2" office:value-type="float" office:value="6.2001">
            <text:p>6.2001</text:p>
          </table:table-cell>
          <table:table-cell table:formula="of:=([.B96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964]-[.E$2])^2" office:value-type="float" office:value="30.3601">
            <text:p>30.3601</text:p>
          </table:table-cell>
          <table:table-cell table:formula="of:=([.B964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65]-[.E$2])^2" office:value-type="float" office:value="6.2001">
            <text:p>6.2001</text:p>
          </table:table-cell>
          <table:table-cell table:formula="of:=([.B9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formula="of:=([.A966]-[.E$2])^2" office:value-type="float" office:value="702.7801">
            <text:p>702.7801</text:p>
          </table:table-cell>
          <table:table-cell table:formula="of:=([.B966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967]-[.E$2])^2" office:value-type="float" office:value="56.1001">
            <text:p>56.1001</text:p>
          </table:table-cell>
          <table:table-cell table:formula="of:=([.B9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68]-[.E$2])^2" office:value-type="float" office:value="12.3201">
            <text:p>12.3201</text:p>
          </table:table-cell>
          <table:table-cell table:formula="of:=([.B96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9]-[.E$2])^2" office:value-type="float" office:value="6.2001">
            <text:p>6.2001</text:p>
          </table:table-cell>
          <table:table-cell table:formula="of:=([.B9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970]-[.E$2])^2" office:value-type="float" office:value="30.1401">
            <text:p>30.1401</text:p>
          </table:table-cell>
          <table:table-cell table:formula="of:=([.B97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71]-[.E$2])^2" office:value-type="float" office:value="20.1601">
            <text:p>20.1601</text:p>
          </table:table-cell>
          <table:table-cell table:formula="of:=([.B97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72]-[.E$2])^2" office:value-type="float" office:value="30.3601">
            <text:p>30.3601</text:p>
          </table:table-cell>
          <table:table-cell table:formula="of:=([.B9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73]-[.E$2])^2" office:value-type="float" office:value="12.1801">
            <text:p>12.1801</text:p>
          </table:table-cell>
          <table:table-cell table:formula="of:=([.B97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974]-[.E$2])^2" office:value-type="float" office:value="12.1801">
            <text:p>12.1801</text:p>
          </table:table-cell>
          <table:table-cell table:formula="of:=([.B97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75]-[.E$2])^2" office:value-type="float" office:value="2.2801">
            <text:p>2.2801</text:p>
          </table:table-cell>
          <table:table-cell table:formula="of:=([.B97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76]-[.E$2])^2" office:value-type="float" office:value="2.2201">
            <text:p>2.2201</text:p>
          </table:table-cell>
          <table:table-cell table:formula="of:=([.B97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77]-[.E$2])^2" office:value-type="float" office:value="12.1801">
            <text:p>12.1801</text:p>
          </table:table-cell>
          <table:table-cell table:formula="of:=([.B977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78]-[.E$2])^2" office:value-type="float" office:value="12.1801">
            <text:p>12.1801</text:p>
          </table:table-cell>
          <table:table-cell table:formula="of:=([.B9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79]-[.E$2])^2" office:value-type="float" office:value="12.1801">
            <text:p>12.1801</text:p>
          </table:table-cell>
          <table:table-cell table:formula="of:=([.B9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80]-[.E$2])^2" office:value-type="float" office:value="2.2201">
            <text:p>2.2201</text:p>
          </table:table-cell>
          <table:table-cell table:formula="of:=([.B98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981]-[.E$2])^2" office:value-type="float" office:value="30.3601">
            <text:p>30.3601</text:p>
          </table:table-cell>
          <table:table-cell table:formula="of:=([.B98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82]-[.E$2])^2" office:value-type="float" office:value="2.2201">
            <text:p>2.2201</text:p>
          </table:table-cell>
          <table:table-cell table:formula="of:=([.B98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83]-[.E$2])^2" office:value-type="float" office:value="6.2001">
            <text:p>6.2001</text:p>
          </table:table-cell>
          <table:table-cell table:formula="of:=([.B98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984]-[.E$2])^2" office:value-type="float" office:value="12.1801">
            <text:p>12.1801</text:p>
          </table:table-cell>
          <table:table-cell table:formula="of:=([.B984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85]-[.E$2])^2" office:value-type="float" office:value="0.2601">
            <text:p>0.2601</text:p>
          </table:table-cell>
          <table:table-cell table:formula="of:=([.B9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986]-[.E$2])^2" office:value-type="float" office:value="30.3601">
            <text:p>30.3601</text:p>
          </table:table-cell>
          <table:table-cell table:formula="of:=([.B98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87]-[.E$2])^2" office:value-type="float" office:value="12.1801">
            <text:p>12.1801</text:p>
          </table:table-cell>
          <table:table-cell table:formula="of:=([.B9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988]-[.E$2])^2" office:value-type="float" office:value="2.2201">
            <text:p>2.2201</text:p>
          </table:table-cell>
          <table:table-cell table:formula="of:=([.B988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([.A989]-[.E$2])^2" office:value-type="float" office:value="30.1401">
            <text:p>30.1401</text:p>
          </table:table-cell>
          <table:table-cell table:formula="of:=([.B9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990]-[.E$2])^2" office:value-type="float" office:value="30.1401">
            <text:p>30.1401</text:p>
          </table:table-cell>
          <table:table-cell table:formula="of:=([.B99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91]-[.E$2])^2" office:value-type="float" office:value="0.2601">
            <text:p>0.2601</text:p>
          </table:table-cell>
          <table:table-cell table:formula="of:=([.B9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992]-[.E$2])^2" office:value-type="float" office:value="132.4801">
            <text:p>132.4801</text:p>
          </table:table-cell>
          <table:table-cell table:formula="of:=([.B992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93]-[.E$2])^2" office:value-type="float" office:value="0.2601">
            <text:p>0.2601</text:p>
          </table:table-cell>
          <table:table-cell table:formula="of:=([.B9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94]-[.E$2])^2" office:value-type="float" office:value="6.2001">
            <text:p>6.2001</text:p>
          </table:table-cell>
          <table:table-cell table:formula="of:=([.B99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95]-[.E$2])^2" office:value-type="float" office:value="2.2201">
            <text:p>2.2201</text:p>
          </table:table-cell>
          <table:table-cell table:formula="of:=([.B99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996]-[.E$2])^2" office:value-type="float" office:value="6.2001">
            <text:p>6.2001</text:p>
          </table:table-cell>
          <table:table-cell table:formula="of:=([.B99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97]-[.E$2])^2" office:value-type="float" office:value="12.1801">
            <text:p>12.1801</text:p>
          </table:table-cell>
          <table:table-cell table:formula="of:=([.B99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98]-[.E$2])^2" office:value-type="float" office:value="0.2601">
            <text:p>0.2601</text:p>
          </table:table-cell>
          <table:table-cell table:formula="of:=([.B99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99]-[.E$2])^2" office:value-type="float" office:value="2.2201">
            <text:p>2.2201</text:p>
          </table:table-cell>
          <table:table-cell table:formula="of:=([.B99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000]-[.E$2])^2" office:value-type="float" office:value="2.2201">
            <text:p>2.2201</text:p>
          </table:table-cell>
          <table:table-cell table:formula="of:=([.B1000]-[.F$2])^2" office:value-type="float" office:value="0.233289000000001">
            <text:p>0.23328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5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5T15:02:28</dc:date>
    <meta:generator>LibreOffice/3.4$Linux LibreOffice_project/340m1$Build-1206</meta:generator>
    <meta:editing-duration>PT2M11S</meta:editing-duration>
    <meta:editing-cycles>1</meta:editing-cycles>
    <meta:document-statistic meta:table-count="1" meta:cell-count="4012" meta:object-count="0"/>
  </office:meta>
</office:document-meta>
</file>